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ymbol" svg:font-family="Symbol" style:font-adornments="Roman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5" style:family="table">
      <style:table-properties style:width="9.195cm" fo:margin-left="0cm" fo:margin-right="-0.044cm" table:align="margins" fo:background-color="transparent">
        <style:background-image/>
      </style:table-properties>
    </style:style>
    <style:style style:name="Tableau5.A" style:family="table-column">
      <style:table-column-properties style:column-width="4.39cm" style:rel-column-width="31290*"/>
    </style:style>
    <style:style style:name="Tableau5.B" style:family="table-column">
      <style:table-column-properties style:column-width="4.805cm" style:rel-column-width="34245*"/>
    </style:style>
    <style:style style:name="Tableau5.1" style:family="table-row">
      <style:table-row-properties style:min-row-height="6.902cm" fo:background-color="transparent">
        <style:background-image/>
      </style:table-row-properties>
    </style:style>
    <style:style style:name="Tableau5.A1" style:family="table-cell">
      <style:table-cell-properties style:vertical-align="" fo:padding="0cm" fo:border="none"/>
    </style:style>
    <style:style style:name="Tableau5.B1" style:family="table-cell">
      <style:table-cell-properties style:vertical-align="middle" fo:padding="0.049cm" fo:border-left="none" fo:border-right="none" fo:border-top="none" fo:border-bottom="0.05pt solid #000000"/>
    </style:style>
    <style:style style:name="Tableau5.2" style:family="table-row">
      <style:table-row-properties fo:background-color="transparent">
        <style:background-image/>
      </style:table-row-properties>
    </style:style>
    <style:style style:name="Tableau5.B2" style:family="table-cell">
      <style:table-cell-properties style:vertical-align="middle" fo:padding="0cm" fo:border="none"/>
    </style:style>
    <style:style style:name="Tableau5.3" style:family="table-row">
      <style:table-row-properties fo:background-color="transparent">
        <style:background-image/>
      </style:table-row-properties>
    </style:style>
    <style:style style:name="Tableau5.4" style:family="table-row">
      <style:table-row-properties fo:background-color="transparent">
        <style:background-image/>
      </style:table-row-properties>
    </style:style>
    <style:style style:name="Tableau5.5" style:family="table-row">
      <style:table-row-properties fo:background-color="transparent">
        <style:background-image/>
      </style:table-row-properties>
    </style:style>
    <style:style style:name="Tableau5.B5" style:family="table-cell">
      <style:table-cell-properties style:vertical-align="middle" fo:padding="0.049cm" fo:border-left="none" fo:border-right="none" fo:border-top="0.05pt solid #000000" fo:border-bottom="none"/>
    </style:style>
    <style:style style:name="Table1" style:family="table">
      <style:table-properties style:width="4.828cm" fo:margin-left="0cm" fo:margin-right="-0.021cm" table:align="margins" fo:background-color="transparent">
        <style:background-image/>
      </style:table-properties>
    </style:style>
    <style:style style:name="Table1.A" style:family="table-column">
      <style:table-column-properties style:column-width="4.828cm" style:rel-column-width="65535*"/>
    </style:style>
    <style:style style:name="Table1.1" style:family="table-row">
      <style:table-row-properties style:min-row-height="6.703cm" fo:background-color="transparent">
        <style:background-image/>
      </style:table-row-properties>
    </style:style>
    <style:style style:name="Table1.A1" style:family="table-cell">
      <style:table-cell-properties fo:padding="0.049cm" fo:border-left="none" fo:border-right="none" fo:border-top="none" fo:border-bottom="0.05pt solid #000000"/>
    </style:style>
    <style:style style:name="Table1" style:family="table">
      <style:table-properties style:width="4.828cm" fo:margin-left="0cm" fo:margin-right="-0.021cm" table:align="margins" fo:background-color="transparent">
        <style:background-image/>
      </style:table-properties>
    </style:style>
    <style:style style:name="Table1.A" style:family="table-column">
      <style:table-column-properties style:column-width="4.828cm" style:rel-column-width="65535*"/>
    </style:style>
    <style:style style:name="Table1.1" style:family="table-row">
      <style:table-row-properties style:min-row-height="6.703cm" fo:background-color="transparent">
        <style:background-image/>
      </style:table-row-properties>
    </style:style>
    <style:style style:name="Table1.A1" style:family="table-cell">
      <style:table-cell-properties fo:padding="0.049cm" fo:border-left="none" fo:border-right="none" fo:border-top="none" fo:border-bottom="0.05pt solid #000000"/>
    </style:style>
    <style:style style:name="P1" style:family="paragraph" style:parent-style-name="_5f_Header_20_M_20_page_20_impaire_20__28_D_29_">
      <style:text-properties officeooo:rsid="01035d0f" officeooo:paragraph-rsid="01035d0f"/>
    </style:style>
    <style:style style:name="P2" style:family="paragraph" style:parent-style-name="_5f_Paragraphe">
      <style:paragraph-properties fo:text-align="center" style:justify-single-word="false"/>
    </style:style>
    <style:style style:name="P3" style:family="paragraph" style:parent-style-name="_5f_Header_20_M_20_page_20_impaire_20__28_D_29_">
      <style:text-properties officeooo:rsid="0101a5c8" officeooo:paragraph-rsid="0101a5c8"/>
    </style:style>
    <style:style style:name="P4" style:family="paragraph" style:parent-style-name="_5f_Header_20_M_20_page_20_paire_20__28_G_29_">
      <style:text-properties officeooo:rsid="0101a5c8" officeooo:paragraph-rsid="0101a5c8"/>
    </style:style>
    <style:style style:name="P5" style:family="paragraph" style:parent-style-name="_5f_Header_20_D_20_page_20_impaire_20__28_D_29_">
      <style:text-properties officeooo:rsid="0101821f" officeooo:paragraph-rsid="0101821f"/>
    </style:style>
    <style:style style:name="P6" style:family="paragraph" style:parent-style-name="_5f_Header_20_D_20_page_20_paire_20__28_G_29_">
      <style:text-properties officeooo:rsid="0101821f" officeooo:paragraph-rsid="0101821f"/>
    </style:style>
    <style:style style:name="P7" style:family="paragraph" style:parent-style-name="_5f_Header_20_D_20_page_20_impaire_20__28_D_29_">
      <style:text-properties officeooo:rsid="00fe4814" officeooo:paragraph-rsid="00fe4814"/>
    </style:style>
    <style:style style:name="P8" style:family="paragraph" style:parent-style-name="_5f_Header_20_D_20_page_20_paire_20__28_G_29_">
      <style:text-properties officeooo:paragraph-rsid="00fe4814"/>
    </style:style>
    <style:style style:name="P9" style:family="paragraph" style:parent-style-name="_5f_Header_20_G_20_page_20_paire_20__28_G_29_">
      <style:text-properties officeooo:rsid="00fbc68f" officeooo:paragraph-rsid="00fbc68f"/>
    </style:style>
    <style:style style:name="P10" style:family="paragraph" style:parent-style-name="_5f_Header_20_G_20_page_20_paire_20__28_G_29_">
      <style:text-properties officeooo:rsid="00ff3616" officeooo:paragraph-rsid="00ff3616"/>
    </style:style>
    <style:style style:name="P1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12" style:family="paragraph" style:parent-style-name="_5f_Paragraphe_20_livret_20_">
      <loext:graphic-properties draw:fill="none"/>
      <style:paragraph-properties fo:margin-left="-0.101cm" fo:margin-right="0.101cm" fo:text-indent="0cm" style:auto-text-indent="false" fo:background-color="transparent" text:number-lines="true" text:line-number="0"/>
      <style:text-properties officeooo:paragraph-rsid="00c0fd11"/>
    </style:style>
    <style:style style:name="P13" style:family="paragraph" style:parent-style-name="_5f_Paragraphe">
      <style:text-properties officeooo:paragraph-rsid="00ccd54d"/>
    </style:style>
    <style:style style:name="P14" style:family="paragraph" style:parent-style-name="_5f_Tableau_5f_Centré">
      <style:text-properties officeooo:paragraph-rsid="00ccd54d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0.6cm">
        <style:tab-stops>
          <style:tab-stop style:position="4.6cm" style:type="right" style:leader-style="dotted" style:leader-text="."/>
        </style:tab-stops>
      </style:paragraph-properties>
      <style:text-properties officeooo:paragraph-rsid="00cdf782"/>
    </style:style>
    <style:style style:name="P16" style:family="paragraph" style:parent-style-name="Standard">
      <style:text-properties officeooo:paragraph-rsid="00cdf782"/>
    </style:style>
    <style:style style:name="P17" style:family="paragraph" style:parent-style-name="_5f_Paragraphe">
      <style:text-properties officeooo:paragraph-rsid="00cdf782"/>
    </style:style>
    <style:style style:name="P18" style:family="paragraph" style:parent-style-name="_5f_Paragraphe">
      <style:paragraph-properties fo:margin-top="0cm" fo:margin-bottom="0cm" style:contextual-spacing="false"/>
      <style:text-properties officeooo:paragraph-rsid="00cdf782"/>
    </style:style>
    <style:style style:name="P19" style:family="paragraph" style:parent-style-name="_5f_Paragraphe_20_livret_20_">
      <style:text-properties officeooo:paragraph-rsid="00cdf782"/>
    </style:style>
    <style:style style:name="P20" style:family="paragraph" style:parent-style-name="_5f_Paragraphe_5f_Réponse_5f_Elève">
      <style:text-properties officeooo:paragraph-rsid="00cdf782"/>
    </style:style>
    <style:style style:name="P21" style:family="paragraph" style:parent-style-name="_5f_Paragraphe_5f_Réponse_5f_Pointillés_5f_Grisés_5f_2_5f_Col">
      <style:text-properties officeooo:paragraph-rsid="00cdf782"/>
    </style:style>
    <style:style style:name="P22" style:family="paragraph" style:parent-style-name="_5f_Paragraphe">
      <style:paragraph-properties fo:margin-top="0cm" fo:margin-bottom="0cm" style:contextual-spacing="false"/>
      <style:text-properties fo:font-size="10pt" officeooo:paragraph-rsid="00cdf782" fo:background-color="#ffff00" style:font-size-asian="10pt" style:font-size-complex="10pt"/>
    </style:style>
    <style:style style:name="P23" style:family="paragraph" style:parent-style-name="_5f_Paragraphe_20_livret_20_">
      <loext:graphic-properties draw:fill="none"/>
      <style:paragraph-properties fo:margin-left="-0.101cm" fo:margin-right="0.101cm" fo:text-indent="0cm" style:auto-text-indent="false" fo:background-color="transparent" text:number-lines="true" text:line-number="0"/>
      <style:text-properties officeooo:paragraph-rsid="00c0fd11" fo:background-color="#ffff00"/>
    </style:style>
    <style:style style:name="P24" style:family="paragraph" style:parent-style-name="_5f_Paragraphe_20_livret_20_">
      <style:text-properties style:use-window-font-color="true" loext:opacity="0%" officeooo:paragraph-rsid="00cdf782"/>
    </style:style>
    <style:style style:name="P25" style:family="paragraph" style:parent-style-name="_5f_Paragraphe_20_livret_20_réponse_20_élève">
      <style:text-properties style:use-window-font-color="true" loext:opacity="0%" officeooo:paragraph-rsid="00cdf782"/>
    </style:style>
    <style:style style:name="P26" style:family="paragraph" style:parent-style-name="_5f_Paragraphe_20_livret_20_">
      <style:text-properties style:use-window-font-color="true" loext:opacity="0%" officeooo:paragraph-rsid="00c3ce77"/>
    </style:style>
    <style:style style:name="P27" style:family="paragraph" style:parent-style-name="_5f_Paragraphe_20_livret_20_réponse_20_élève">
      <style:text-properties style:use-window-font-color="true" loext:opacity="0%" officeooo:paragraph-rsid="00c3ce77"/>
    </style:style>
    <style:style style:name="P28" style:family="paragraph" style:parent-style-name="_5f_Paragraphe_20_livret_20_réponse_20_élève">
      <style:text-properties style:use-window-font-color="true" loext:opacity="0%" officeooo:paragraph-rsid="00c3ce77" fo:background-color="#ffff00"/>
    </style:style>
    <style:style style:name="P29" style:family="paragraph" style:parent-style-name="_5f_Paragraphe_20_livret_20_réponse_20_élève">
      <style:text-properties style:use-window-font-color="true" loext:opacity="0%" officeooo:paragraph-rsid="00cdf782" fo:background-color="#ffff00"/>
    </style:style>
    <style:style style:name="P30" style:family="paragraph" style:parent-style-name="Standard" style:list-style-name="_5f_Numérotation_20_des_20_exercices">
      <loext:graphic-properties draw:fill="none"/>
      <style:paragraph-properties fo:margin-left="-0.101cm" fo:margin-right="0.101cm" fo:text-indent="0cm" style:auto-text-indent="false" fo:background-color="transparent" text:number-lines="true" text:line-number="0"/>
      <style:text-properties officeooo:paragraph-rsid="00c0fd11"/>
    </style:style>
    <style:style style:name="P31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32" style:family="paragraph" style:parent-style-name="_5f_Footer_20_page_20_impaire_20__28_D_29_">
      <style:text-properties officeooo:paragraph-rsid="01316a8b"/>
    </style:style>
    <style:style style:name="P33" style:family="paragraph" style:parent-style-name="_5f_Footer_20_page_20_impaire_20__28_D_29_"/>
    <style:style style:name="P34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9" style:family="paragraph" style:parent-style-name="_5f_Footer_20_page_20_paire_20__28_G_29_">
      <style:text-properties officeooo:paragraph-rsid="013b50d8"/>
    </style:style>
    <style:style style:name="P40" style:family="paragraph" style:parent-style-name="_5f_Footer_20_page_20_paire_20__28_G_29_">
      <style:text-properties officeooo:paragraph-rsid="01397109"/>
    </style:style>
    <style:style style:name="P41" style:family="paragraph" style:parent-style-name="_5f_Footer_20_page_20_paire_20__28_G_29_">
      <style:text-properties officeooo:paragraph-rsid="0135ac9e"/>
    </style:style>
    <style:style style:name="P42" style:family="paragraph" style:parent-style-name="_5f_Footer_20_page_20_paire_20__28_G_29_">
      <style:text-properties officeooo:paragraph-rsid="01336347"/>
    </style:style>
    <style:style style:name="P43" style:family="paragraph" style:parent-style-name="_5f_Footer_20_page_20_paire_20__28_G_29_">
      <style:text-properties officeooo:paragraph-rsid="01316a8b"/>
    </style:style>
    <style:style style:name="P44" style:family="paragraph" style:parent-style-name="_5f_Footer_20_page_20_paire_20__28_G_29_"/>
    <style:style style:name="P45" style:family="paragraph" style:parent-style-name="_5f_Header_20_G_20_page_20_impaire_20__28_D_29_">
      <style:text-properties fo:font-variant="small-caps" fo:color="#1ca2b8" loext:opacity="100%" style:font-name="Bitstream Vera Sans3" fo:font-size="16pt" fo:font-style="normal" fo:text-shadow="none" fo:font-weight="bold" officeooo:rsid="00fc60e2" officeooo:paragraph-rsid="00fc60e2"/>
    </style:style>
    <style:style style:name="P46" style:family="paragraph" style:parent-style-name="_5f_Header_20_G_20_page_20_paire_20__28_G_29_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0ff1fa1" officeooo:paragraph-rsid="00ff1fa1"/>
    </style:style>
    <style:style style:name="P47" style:family="paragraph" style:parent-style-name="_5f_Paragraphe">
      <style:text-properties officeooo:paragraph-rsid="00ccd54d"/>
    </style:style>
    <style:style style:name="P48" style:family="paragraph" style:parent-style-name="_5f_Paragraphe">
      <style:text-properties officeooo:paragraph-rsid="00d0617a"/>
    </style:style>
    <style:style style:name="P49" style:family="paragraph" style:parent-style-name="_5f_Paragraphe_20_livret_20_" style:list-style-name="_5f_Numérotation_20_des_20_exercices">
      <loext:graphic-properties draw:fill="none"/>
      <style:paragraph-properties fo:margin-left="-0.101cm" fo:margin-right="0.101cm" fo:text-indent="0cm" style:auto-text-indent="false" fo:background-color="transparent" text:number-lines="true" text:line-number="0"/>
      <style:text-properties officeooo:paragraph-rsid="00c0fd11"/>
    </style:style>
    <style:style style:name="P50" style:family="paragraph" style:parent-style-name="_5f_Paragraphe_20_livret_20_">
      <style:text-properties style:use-window-font-color="true" loext:opacity="0%" officeooo:paragraph-rsid="00cdf782"/>
    </style:style>
    <style:style style:name="P51" style:family="paragraph" style:parent-style-name="_5f_Paragraphe_20_livret_20_réponse_20_élève" style:list-style-name="Num_5f_Exo">
      <style:paragraph-properties fo:line-height="100%"/>
      <style:text-properties officeooo:paragraph-rsid="00cdf782" fo:background-color="#ffff00"/>
    </style:style>
    <style:style style:name="P52" style:family="paragraph" style:parent-style-name="_5f_Paragraphe_20_livret_20_réponse_20_élève">
      <style:text-properties style:use-window-font-color="true" loext:opacity="0%" officeooo:rsid="004ae137" officeooo:paragraph-rsid="00c3ce77" fo:background-color="#ffff00"/>
    </style:style>
    <style:style style:name="P53" style:family="paragraph" style:parent-style-name="_5f_Paragraphe_5f_Réponse_5f_Elève_5f_2_5f_Col" style:list-style-name="">
      <loext:graphic-properties draw:fill-gradient-name="gradient" draw:fill-hatch-name="hatch"/>
      <style:paragraph-properties fo:margin-top="0cm" fo:margin-bottom="0cm" style:contextual-spacing="false" fo:line-height="0.6cm">
        <style:tab-stops>
          <style:tab-stop style:position="4.6cm" style:type="right" style:leader-style="dotted" style:leader-text="."/>
        </style:tab-stops>
      </style:paragraph-properties>
      <style:text-properties officeooo:paragraph-rsid="00cdf782"/>
    </style:style>
    <style:style style:name="P54" style:family="paragraph" style:parent-style-name="_5f_Paragraphe_5f_avec_5f_Num_5f_Question" style:list-style-name="_5f_Numérotation_20_des_20_exercices"/>
    <style:style style:name="P55" style:family="paragraph" style:parent-style-name="_5f_Paragraphe_5f_avec_5f_Num_5f_Question" style:list-style-name="_5f_Numérotation_20_des_20_exercices">
      <style:text-properties officeooo:paragraph-rsid="00ccd54d"/>
    </style:style>
    <style:style style:name="P56" style:family="paragraph" style:parent-style-name="_5f_Paragraphe_5f_avec_5f_Num_5f_Question" style:list-style-name="_5f_Numérotation_20_des_20_exercices">
      <style:text-properties officeooo:paragraph-rsid="00d0617a"/>
    </style:style>
    <style:style style:name="P57" style:family="paragraph" style:parent-style-name="_5f_Paragraphe_5f_avec_5f_Num_5f_Question" style:list-style-name="_5f_Numérotation_20_des_20_exercices">
      <loext:graphic-properties draw:fill="none"/>
      <style:paragraph-properties fo:margin-left="-0.101cm" fo:margin-right="0.101cm" fo:text-align="center" style:justify-single-word="false" fo:text-indent="0cm" style:auto-text-indent="false" fo:background-color="transparent" text:number-lines="true" text:line-number="0"/>
      <style:text-properties officeooo:paragraph-rsid="00c0fd11" fo:background-color="#ffff00"/>
    </style:style>
    <style:style style:name="P58" style:family="paragraph" style:parent-style-name="_5f_Paragraphe_5f_avec_5f_Num_5f_Question" style:list-style-name="_5f_Numérotation_20_des_20_exercices">
      <loext:graphic-properties draw:fill="none"/>
      <style:paragraph-properties fo:margin-left="-0.101cm" fo:margin-right="0.101cm" fo:text-indent="0cm" style:auto-text-indent="false" fo:background-color="transparent" text:number-lines="true" text:line-number="0"/>
      <style:text-properties officeooo:paragraph-rsid="00c0fd11" fo:background-color="#ffff00"/>
    </style:style>
    <style:style style:name="P59" style:family="paragraph" style:parent-style-name="_5f_Paragraphe_5f_avec_5f_Num_5f_Question" style:list-style-name="_5f_Numérotation_20_des_20_exercices">
      <loext:graphic-properties draw:fill="none"/>
      <style:paragraph-properties fo:margin-left="-0.101cm" fo:margin-right="0.101cm" fo:text-indent="0cm" style:auto-text-indent="false" fo:background-color="transparent" text:number-lines="true" text:line-number="0"/>
      <style:text-properties fo:background-color="#ffff00"/>
    </style:style>
    <style:style style:name="P60" style:family="paragraph" style:parent-style-name="_5f_Paragraphe_5f_avec_5f_Num_5f_Question" style:list-style-name="">
      <style:text-properties officeooo:paragraph-rsid="00cf3564"/>
    </style:style>
    <style:style style:name="P61" style:family="paragraph" style:parent-style-name="_5f_Premier_5f_Titre_5f_Exercices_5f_avec_5f_Num_5f_Exo_5f_sans_5f_Titre" style:list-style-name="_5f_Numérotation_20_des_20_exercices"/>
    <style:style style:name="P62" style:family="paragraph" style:parent-style-name="_5f_Titre_5f_Exercices_5f_avec_5f_Titre" style:list-style-name="_5f_Numérotation_20_des_20_exercices"/>
    <style:style style:name="P63" style:family="paragraph" style:parent-style-name="_5f_Titre_5f_Exercices_5f_avec_5f_Titre" style:list-style-name="_5f_Numérotation_20_des_20_exercices">
      <style:text-properties officeooo:paragraph-rsid="00d0617a"/>
    </style:style>
    <style:style style:name="P64" style:family="paragraph" style:parent-style-name="_5f_Titre_5f_Exercices_5f_avec_5f_Titre" style:list-style-name="">
      <style:text-properties officeooo:paragraph-rsid="00d0617a"/>
    </style:style>
    <style:style style:name="P65" style:family="paragraph" style:parent-style-name="_5f_Titre_5f_Exercices_5f_sans_5f_Titre" style:list-style-name="_5f_Numérotation_20_des_20_exercices"/>
    <style:style style:name="P66" style:family="paragraph" style:parent-style-name="_5f_Titre_5f_Exercices_5f_sans_5f_Titre" style:list-style-name="_5f_Numérotation_20_des_20_exercices" style:master-page-name="SERIE_5f_Geometrie_5f_CLR_5f_1ca2b8_5f_2col">
      <style:paragraph-properties fo:text-align="start" style:justify-single-word="false" style:page-number="auto"/>
    </style:style>
    <style:style style:name="P6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8" style:family="paragraph">
      <style:paragraph-properties fo:margin-left="0cm" fo:margin-right="0cm" fo:margin-top="0cm" fo:margin-bottom="0cm" fo:line-height="100%" fo:text-indent="0cm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0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2" style:family="paragraph">
      <style:paragraph-properties fo:text-align="center"/>
    </style:style>
    <style:style style:name="P7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74" style:family="paragraph">
      <loext:graphic-properties draw:fill="solid" draw:fill-color="#7fb241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8" style:family="paragraph">
      <loext:graphic-properties draw:fill="solid" draw:fill-color="#9d0f89"/>
    </style:style>
    <style:style style:name="P79" style:family="paragraph">
      <loext:graphic-properties draw:fill="solid" draw:fill-color="#1ca2b8"/>
    </style:style>
    <style:style style:name="P80" style:family="paragraph">
      <loext:graphic-properties draw:fill="solid" draw:fill-color="#d7e12c"/>
    </style:style>
    <style:style style:name="P8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7fb241" loext:opacity="100%" style:font-name="Bitstream Vera Sans6" fo:font-size="16pt" fo:font-weight="bold"/>
    </style:style>
    <style:style style:name="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T3" style:family="text">
      <style:text-properties fo:font-variant="small-caps" fo:color="#7fb241" loext:opacity="100%" style:font-name="Bitstream Vera Sans6" fo:font-size="16pt" fo:font-weight="bold" officeooo:rsid="02768590"/>
    </style:style>
    <style:style style:name="T4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style:use-window-font-color="true" loext:opacity="0%" fo:background-color="#ffff00" loext:char-shading-value="0"/>
    </style:style>
    <style:style style:name="T8" style:family="text">
      <style:text-properties style:use-window-font-color="true" loext:opacity="0%" officeooo:rsid="00cb8c7d" fo:background-color="#ffff00" loext:char-shading-value="0"/>
    </style:style>
    <style:style style:name="T9" style:family="text">
      <style:text-properties style:use-window-font-color="true" loext:opacity="0%" officeooo:rsid="00a1bd45" fo:background-color="#ffff00" loext:char-shading-value="0"/>
    </style:style>
    <style:style style:name="T10" style:family="text">
      <style:text-properties style:use-window-font-color="true" loext:opacity="0%" officeooo:rsid="007edbf7" fo:background-color="#ffff00" loext:char-shading-value="0"/>
    </style:style>
    <style:style style:name="T11" style:family="text">
      <style:text-properties style:use-window-font-color="true" loext:opacity="0%" officeooo:rsid="004ae137" fo:background-color="#ffff00" loext:char-shading-value="0"/>
    </style:style>
    <style:style style:name="T12" style:family="text">
      <style:text-properties style:use-window-font-color="true" loext:opacity="0%" officeooo:rsid="004bb8c9" fo:background-color="#ffff00" loext:char-shading-value="0"/>
    </style:style>
    <style:style style:name="T13" style:family="text">
      <style:text-properties style:use-window-font-color="true" loext:opacity="0%" officeooo:rsid="00a256e6" fo:background-color="#ffff00" loext:char-shading-value="0"/>
    </style:style>
    <style:style style:name="T14" style:family="text">
      <style:text-properties style:use-window-font-color="true" loext:opacity="0%" officeooo:rsid="00a76422" fo:background-color="#ffff00" loext:char-shading-value="0"/>
    </style:style>
    <style:style style:name="T15" style:family="text">
      <style:text-properties style:use-window-font-color="true" loext:opacity="0%" officeooo:rsid="00c5d20b" fo:background-color="#ffff00" loext:char-shading-value="0"/>
    </style:style>
    <style:style style:name="T16" style:family="text">
      <style:text-properties style:use-window-font-color="true" loext:opacity="0%" officeooo:rsid="00c3ce77" fo:background-color="#ffff00" loext:char-shading-value="0"/>
    </style:style>
    <style:style style:name="T17" style:family="text">
      <style:text-properties style:use-window-font-color="true" loext:opacity="0%" officeooo:rsid="00c8b274" fo:background-color="#ffff00" loext:char-shading-value="0"/>
    </style:style>
    <style:style style:name="T18" style:family="text">
      <style:text-properties style:use-window-font-color="true" loext:opacity="0%" officeooo:rsid="00c5cd95" fo:background-color="#ffff00" loext:char-shading-value="0"/>
    </style:style>
    <style:style style:name="T19" style:family="text">
      <style:text-properties style:use-window-font-color="true" loext:opacity="0%" officeooo:rsid="004ae137"/>
    </style:style>
    <style:style style:name="T20" style:family="text">
      <style:text-properties style:use-window-font-color="true" loext:opacity="0%" fo:font-size="10pt" fo:font-style="normal" officeooo:rsid="00a76422" fo:background-color="#ffff00" loext:char-shading-value="0" style:font-size-asian="10pt" style:font-style-asian="normal" style:font-size-complex="10pt" style:font-style-complex="normal"/>
    </style:style>
    <style:style style:name="T21" style:family="text">
      <style:text-properties style:use-window-font-color="true" loext:opacity="0%" fo:font-size="10pt" fo:font-style="normal" officeooo:rsid="00c5d20b" fo:background-color="#ffff00" loext:char-shading-value="0" style:font-size-asian="10pt" style:font-style-asian="normal" style:font-size-complex="10pt" style:font-style-complex="normal"/>
    </style:style>
    <style:style style:name="T22" style:family="text">
      <style:text-properties style:use-window-font-color="true" loext:opacity="0%" fo:font-weight="normal" officeooo:rsid="007edbf7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use-window-font-color="true" loext:opacity="0%" fo:font-weight="normal" officeooo:rsid="004ae137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use-window-font-color="true" loext:opacity="0%" fo:font-weight="normal" officeooo:rsid="00a1bd45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officeooo:rsid="00c9c3a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cb3dfd"/>
    </style:style>
    <style:style style:name="T28" style:family="text">
      <style:text-properties fo:font-size="9pt" officeooo:rsid="00a3745d" fo:background-color="#ffff00" loext:char-shading-value="0" style:font-size-asian="9pt" style:font-size-complex="9pt"/>
    </style:style>
    <style:style style:name="T29" style:family="text">
      <style:text-properties fo:font-size="9pt" officeooo:rsid="00bf88df" fo:background-color="#ffff00" loext:char-shading-value="0" style:font-size-asian="9pt" style:font-size-complex="9pt"/>
    </style:style>
    <style:style style:name="T30" style:family="text">
      <style:text-properties fo:background-color="#ffff00" loext:char-shading-value="0"/>
    </style:style>
    <style:style style:name="T31" style:family="text">
      <style:text-properties officeooo:rsid="004ae137" fo:background-color="#ffff00" loext:char-shading-value="0"/>
    </style:style>
    <style:style style:name="T32" style:family="text">
      <style:text-properties officeooo:rsid="00c3ce77" fo:background-color="#ffff00" loext:char-shading-value="0"/>
    </style:style>
    <style:style style:name="T33" style:family="text">
      <style:text-properties officeooo:rsid="00cb8c7d" fo:background-color="#ffff00" loext:char-shading-value="0"/>
    </style:style>
    <style:style style:name="T34" style:family="text">
      <style:text-properties officeooo:rsid="007edbf7" fo:background-color="#ffff00" loext:char-shading-value="0"/>
    </style:style>
    <style:style style:name="T35" style:family="text">
      <style:text-properties officeooo:rsid="00a1bd45" fo:background-color="#ffff00" loext:char-shading-value="0"/>
    </style:style>
    <style:style style:name="T36" style:family="text">
      <style:text-properties officeooo:rsid="004bb8c9" fo:background-color="#ffff00" loext:char-shading-value="0"/>
    </style:style>
    <style:style style:name="T37" style:family="text">
      <style:text-properties officeooo:rsid="00a256e6" fo:background-color="#ffff00" loext:char-shading-value="0"/>
    </style:style>
    <style:style style:name="T38" style:family="text">
      <style:text-properties officeooo:rsid="009d0d45"/>
    </style:style>
    <style:style style:name="T39" style:family="text">
      <style:text-properties fo:color="#000000" loext:opacity="100%"/>
    </style:style>
    <style:style style:name="T40" style:family="text">
      <style:text-properties fo:color="#000000" loext:opacity="100%" fo:background-color="#ffff00" loext:char-shading-value="0"/>
    </style:style>
    <style:style style:name="T41" style:family="text">
      <style:text-properties fo:color="#000000" loext:opacity="100%" officeooo:rsid="00ace417" fo:background-color="#ffff00" loext:char-shading-value="0"/>
    </style:style>
    <style:style style:name="T42" style:family="text">
      <style:text-properties fo:color="#000000" loext:opacity="100%" officeooo:rsid="00c3ce77"/>
    </style:style>
    <style:style style:name="T43" style:family="text">
      <style:text-properties fo:color="#000000" loext:opacity="100%" officeooo:rsid="00ad92cb"/>
    </style:style>
    <style:style style:name="T44" style:family="text">
      <style:text-properties fo:color="#000000" loext:opacity="100%" officeooo:rsid="00cdf782"/>
    </style:style>
    <style:style style:name="T45" style:family="text">
      <style:text-properties fo:color="#000000" loext:opacity="100%" fo:font-size="10pt" fo:font-style="normal" fo:background-color="#ffff00" loext:char-shading-value="0" style:font-size-asian="10pt" style:font-style-asian="normal" style:font-size-complex="10pt" style:font-style-complex="normal"/>
    </style:style>
    <style:style style:name="T46" style:family="text">
      <style:text-properties fo:color="#000000" loext:opacity="100%" fo:font-size="10pt" fo:font-style="normal" officeooo:rsid="00a76422" fo:background-color="#ffff00" loext:char-shading-value="0" style:font-size-asian="10pt" style:font-style-asian="normal" style:font-size-complex="10pt" style:font-style-complex="normal"/>
    </style:style>
    <style:style style:name="T47" style:family="text">
      <style:text-properties fo:color="#000000" loext:opacity="100%" fo:font-size="10pt" fo:font-style="normal" officeooo:rsid="00c5d20b" fo:background-color="#ffff00" loext:char-shading-value="0" style:font-size-asian="10pt" style:font-style-asian="normal" style:font-size-complex="10pt" style:font-style-complex="normal"/>
    </style:style>
    <style:style style:name="T48" style:family="text">
      <style:text-properties fo:color="#000000" loext:opacity="100%" fo:font-size="10pt" fo:font-style="normal" officeooo:rsid="00a7cd2e" fo:background-color="#ffff00" loext:char-shading-value="0" style:font-size-asian="10pt" style:font-style-asian="normal" style:font-size-complex="10pt" style:font-style-complex="normal"/>
    </style:style>
    <style:style style:name="T49" style:family="text">
      <style:text-properties fo:color="#000000" loext:opacity="100%" fo:font-size="10pt" fo:font-style="normal" officeooo:rsid="00c8b274" fo:background-color="#ffff00" loext:char-shading-value="0" style:font-size-asian="10pt" style:font-style-asian="normal" style:font-size-complex="10pt" style:font-style-complex="normal"/>
    </style:style>
    <style:style style:name="T50" style:family="text">
      <style:text-properties fo:color="#000000" loext:opacity="100%" fo:font-size="10pt" fo:font-style="normal" officeooo:rsid="00c5cd95" fo:background-color="#ffff00" loext:char-shading-value="0" style:font-size-asian="10pt" style:font-style-asian="normal" style:font-size-complex="10pt" style:font-style-complex="normal"/>
    </style:style>
    <style:style style:name="T51" style:family="text">
      <style:text-properties fo:color="#000000" loext:opacity="100%" fo:font-size="10pt" fo:font-style="normal" fo:font-weight="normal" officeooo:rsid="00a76422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loext:opacity="100%" fo:font-size="10pt" fo:font-style="normal" fo:font-weight="normal" officeooo:rsid="00c5d20b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loext:opacity="100%" fo:font-size="10pt" fo:font-style="normal" fo:font-weight="normal" officeooo:rsid="00a7cd2e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color="#000000" loext:opacity="100%" fo:font-size="10pt" fo:font-style="normal" fo:font-weight="normal" officeooo:rsid="00c8b274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color="#000000" loext:opacity="100%" fo:font-size="10pt" fo:font-style="normal" fo:font-weight="normal" officeooo:rsid="00c5d20b" fo:background-color="#ffff00" loext:char-shading-value="0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56" style:family="text">
      <style:text-properties fo:color="#000000" loext:opacity="100%" style:font-name="Symbol" fo:font-size="10pt" fo:font-style="normal" fo:background-color="#ffff00" loext:char-shading-value="0" style:font-name-asian="Symbol" style:font-size-asian="10pt" style:font-style-asian="normal" style:font-name-complex="Symbol" style:font-size-complex="10pt" style:font-style-complex="normal"/>
    </style:style>
    <style:style style:name="T57" style:family="text">
      <style:text-properties fo:color="#000000" loext:opacity="100%" style:font-name="Symbol" fo:font-size="10pt" fo:font-style="normal" officeooo:rsid="00a76422" fo:background-color="#ffff00" loext:char-shading-value="0" style:font-name-asian="Symbol" style:font-size-asian="10pt" style:font-style-asian="normal" style:font-name-complex="Symbol" style:font-size-complex="10pt" style:font-style-complex="normal"/>
    </style:style>
    <style:style style:name="T58" style:family="text">
      <style:text-properties fo:color="#000000" loext:opacity="100%" style:font-name="Symbol" fo:font-size="10pt" fo:font-style="normal" officeooo:rsid="00c5d20b" fo:background-color="#ffff00" loext:char-shading-value="0" style:font-name-asian="Symbol" style:font-size-asian="10pt" style:font-style-asian="normal" style:font-name-complex="Symbol" style:font-size-complex="10pt" style:font-style-complex="normal"/>
    </style:style>
    <style:style style:name="T59" style:family="text">
      <style:text-properties fo:color="#000000" loext:opacity="100%" style:font-name="Symbol" fo:font-size="10pt" fo:font-style="normal" fo:font-weight="normal" officeooo:rsid="00a76422" fo:background-color="#ffff00" loext:char-shading-value="0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60" style:family="text">
      <style:text-properties officeooo:rsid="00bf88df"/>
    </style:style>
    <style:style style:name="T61" style:family="text">
      <style:text-properties officeooo:rsid="00ccd54d"/>
    </style:style>
    <style:style style:name="T62" style:family="text">
      <style:text-properties officeooo:rsid="00c0fd11"/>
    </style:style>
    <style:style style:name="T63" style:family="text">
      <style:text-properties officeooo:rsid="009f0c9d"/>
    </style:style>
    <style:style style:name="T64" style:family="text">
      <style:text-properties officeooo:rsid="00a073dc"/>
    </style:style>
    <style:style style:name="T65" style:family="text">
      <style:text-properties officeooo:rsid="00c3ce77" fo:background-color="transparent" loext:char-shading-value="0"/>
    </style:style>
    <style:style style:name="T66" style:family="text">
      <style:text-properties officeooo:rsid="004bb8c9"/>
    </style:style>
    <style:style style:name="T67" style:family="text">
      <style:text-properties officeooo:rsid="00a1bd45"/>
    </style:style>
    <style:style style:name="T68" style:family="text">
      <style:text-properties officeooo:rsid="00c3ce77"/>
    </style:style>
    <style:style style:name="T69" style:family="text">
      <style:text-properties officeooo:rsid="004ae137"/>
    </style:style>
    <style:style style:name="T70" style:family="text">
      <style:text-properties officeooo:rsid="00c8b274"/>
    </style:style>
    <style:style style:name="T71" style:family="text">
      <style:text-properties fo:font-weight="normal" officeooo:rsid="00c8b274" style:font-size-asian="10pt" style:font-style-asian="normal" style:font-weight-asian="normal" style:font-size-complex="10pt" style:font-style-complex="normal" style:font-weight-complex="normal"/>
    </style:style>
    <style:style style:name="T72" style:family="text"/>
    <style:style style:name="T73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74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7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76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77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>
          <style:column style:rel-width="2553*" fo:start-indent="0cm" fo:end-indent="0.249cm"/>
          <style:column style:rel-width="2550*" fo:start-indent="0.249cm" fo:end-indent="0cm"/>
        </style:columns>
      </style:section-properties>
    </style:style>
    <style:style style:name="gr1" style:family="graphic">
      <style:graphic-properties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45cm" draw:shadow="hidden" draw:shadow-offset-x="0.3cm" draw:shadow-offset-y="0.3cm" draw:shadow-color="#808080" style:run-through="foreground"/>
      <style:paragraph-properties style:writing-mode="lr-tb"/>
    </style:style>
    <style:style style:name="gr4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5cm" draw:shadow="hidden" draw:shadow-offset-x="0.3cm" draw:shadow-offset-y="0.3cm" draw:shadow-color="#808080" style:run-through="foreground"/>
      <style:paragraph-properties style:writing-mode="lr-tb"/>
    </style:style>
    <style:style style:name="gr5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26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49cm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28cm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19cm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1.027cm" fo:min-width="8.204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solid" svg:stroke-width="0.019cm" svg:stroke-color="#000000" draw:marker-start-width="0.231cm" draw:marker-start-center="false" draw:marker-end-width="0.23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8.2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1.79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1.852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1.879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solid" svg:stroke-width="0.019cm" svg:stroke-color="#000000" draw:marker-start-width="0.199cm" draw:marker-start-center="false" draw:marker-end-width="0.19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413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3cm" fo:min-width="0.236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3cm" fo:min-width="0.222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3cm" fo:min-width="0.319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432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43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422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true" fo:min-height="0.415cm" fo:min-width="0.309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0.25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0.185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3" style:family="graphic">
      <style:graphic-properties draw:stroke="none" draw:fill="solid" draw:fill-color="#1ca2b8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05529730" text:style-name="_5f_Numérotation_20_des_20_exercices">
        <text:list-item>
          <text:h text:style-name="P66" text:outline-level="1"><text:span text:style-name="_5f_Caractères_5f_espacement_5f_-0_2c_1pt">Complète en t’aidant des renseignements fournis et indique si le triangle est constructible</text:span><text:span text:style-name="_5f_Caractères_5f_espacement_5f_-0_2c_1pt"><text:span text:style-name="T27">.</text:span></text:span></text:h>
        </text:list-item>
      </text:list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list xml:id="list132546639570475" text:continue-numbering="true" text:style-name="_5f_Numérotation_20_des_20_exercices">
              <text:list-item>
                <text:list>
                  <text:list-item>
                    <text:h text:style-name="_5f_Paragraphe_5f_avec_5f_Num_5f_Question" text:outline-level="2"><draw:g text:anchor-type="paragraph" draw:z-index="43" draw:name="Forme 2" draw:style-name="gr26"><draw:frame draw:style-name="gr27" draw:text-style-name="P77" svg:width="1.138cm" svg:height="0.433cm" svg:x="1.129cm" svg:y="2.737cm"><draw:text-box><text:p text:style-name="P68"><text:span text:style-name="T77">5 cm</text:span></text:p></draw:text-box></draw:frame><draw:frame draw:style-name="gr28" draw:text-style-name="P77" svg:width="1.138cm" svg:height="0.431cm" draw:transform="rotate (0.32026791774096) translate (1.62277777777778cm 1.78505555555556cm)"><draw:text-box><text:p text:style-name="P68"><text:span text:style-name="T77">11 cm</text:span></text:p></draw:text-box></draw:frame><draw:frame draw:style-name="gr29" draw:text-style-name="P77" svg:width="1.161cm" svg:height="0.422cm" draw:transform="rotate (0.84020150191007) translate (3.01977777777778cm 2.492375cm)"><draw:text-box><text:p text:style-name="P68"><text:span text:style-name="T77">5 cm</text:span></text:p></draw:text-box></draw:frame><draw:frame draw:style-name="gr30" draw:text-style-name="P69" svg:width="0.309cm" svg:height="0.415cm" svg:x="3.967cm" svg:y="1.111cm"><draw:text-box><text:p text:style-name="P68"><text:span text:style-name="T73">M</text:span></text:p></draw:text-box></draw:frame><draw:frame draw:style-name="gr31" draw:text-style-name="P69" svg:width="0.209cm" svg:height="0.415cm" svg:x="0cm" svg:y="2.522cm"><draw:text-box><text:p text:style-name="P68"><text:span text:style-name="T73">N</text:span></text:p></draw:text-box></draw:frame><draw:frame draw:style-name="gr32" draw:text-style-name="P69" svg:width="0.197cm" svg:height="0.415cm" svg:x="2.674cm" svg:y="2.73cm"><draw:text-box><text:p text:style-name="P68"><text:span text:style-name="T73">P</text:span></text:p></draw:text-box></draw:frame><draw:path draw:style-name="gr21" draw:text-style-name="P76" svg:width="3.55cm" svg:height="1.285cm" svg:x="0.344cm" svg:y="1.429cm" svg:viewBox="0 0 3551 1286" svg:d="M0 1286c136-124 312-159 483-185s304-92 455-166c161-76 251-42 394-152s427-180 598-222 321-122 483-171 339-53 499-131 328-127 482-222l157-37"><text:p/></draw:path><draw:path draw:style-name="gr21" draw:text-style-name="P76" svg:width="2.331cm" svg:height="0.055cm" svg:x="0.36cm" svg:y="2.676cm" svg:viewBox="0 0 2332 56" svg:d="M0 34c166-34 339 0 508-2s393-32 559 0c155 61 249-14 415 0s314-21 479-14l163-18 160 18 48 14"><text:p/></draw:path><draw:path draw:style-name="gr21" draw:text-style-name="P76" svg:width="1.2cm" svg:height="1.281cm" svg:x="2.693cm" svg:y="1.429cm" svg:viewBox="0 0 1201 1282" svg:d="M0 1282c206-173 314-208 413-391 107-198 328-325 471-482l144-171 129-166 44-72"><text:p/></draw:path></draw:g><text:span text:style-name="_5f_Caractères"/></text:h>
                  </text:list-item>
                </text:list>
              </text:list-item>
            </text:list>
          </table:table-cell>
          <table:table-cell table:style-name="Tableau5.B1" office:value-type="string">
            <text:p text:style-name="P15"><text:span text:style-name="_5f_Caractères"><text:span text:style-name="T44">D</text:span></text:span><text:span text:style-name="_5f_Caractères"><text:span text:style-name="T39">ans</text:span></text:span> <text:span text:style-name="_5f_pointillés_20_gris"><text:span text:style-name="T9">cette figure à la main levée</text:span></text:span><text:span text:style-name="_5f_pointillés_20_gris"><text:span text:style-name="T19">, </text:span></text:span></text:p>
            <text:p text:style-name="P53"><text:span text:style-name="T39">On a</text:span><text:span text:style-name="T42"> </text:span><text:span text:style-name="T39">: NM</text:span><text:span text:style-name="T42"> </text:span><text:span text:style-name="T39">=</text:span><text:span text:style-name="T42"> </text:span><text:span text:style-name="_5f_Correction_20_surligné"><text:span text:style-name="T66">11</text:span></text:span> <text:span text:style-name="T39">qui est <text:line-break/></text:span><text:span text:style-name="T9">la plus grande longueur.</text:span></text:p>
            <text:p text:style-name="P53"><text:span text:style-name="T39">De plus</text:span><text:span text:style-name="T42"> </text:span><text:span text:style-name="T39">: <text:line-break/>NP</text:span><text:span text:style-name="T42"> </text:span><text:span text:style-name="T39">+</text:span><text:span text:style-name="T42"> </text:span><text:span text:style-name="T39">PM</text:span><text:span text:style-name="T42"> </text:span><text:span text:style-name="T39">=</text:span><text:span text:style-name="T42"> </text:span><text:span text:style-name="_5f_Correction_20_surligné"><text:span text:style-name="T67">5</text:span></text:span><text:span text:style-name="_5f_Correction_20_surligné"><text:span text:style-name="T68"> </text:span></text:span><text:span text:style-name="_5f_Correction_20_surligné">+</text:span><text:span text:style-name="_5f_Correction_20_surligné"><text:span text:style-name="T68"> </text:span></text:span><text:span text:style-name="_5f_Correction_20_surligné"><text:span text:style-name="T67">5</text:span></text:span><text:span text:style-name="_5f_Correction_20_surligné"><text:span text:style-name="T68"> </text:span></text:span><text:span text:style-name="_5f_Correction_20_surligné">=</text:span><text:span text:style-name="_5f_Correction_20_surligné"><text:span text:style-name="T68"> </text:span></text:span><text:span text:style-name="_5f_Correction_20_surligné">1</text:span><text:span text:style-name="_5f_Correction_20_surligné"><text:span text:style-name="T67">0</text:span></text:span></text:p>
            <text:p text:style-name="P53"><text:span text:style-name="_5f_pointillés_20_gris"><text:span text:style-name="T39">Comme</text:span></text:span><text:span text:style-name="_5f_pointillés_20_gris"><text:span text:style-name="T42"> </text:span></text:span><text:span text:style-name="_5f_pointillés_20_gris"><text:span text:style-name="T39">: NM</text:span></text:span><text:span text:style-name="_5f_pointillés_20_gris"><text:span text:style-name="T42"> </text:span></text:span><text:span text:style-name="_5f_Correction_20_surligné">&gt;</text:span><text:span text:style-name="_5f_Correction_20_surligné"><text:span text:style-name="T65"> </text:span></text:span><text:span text:style-name="_5f_pointillés_20_gris"><text:span text:style-name="T39">NP</text:span></text:span><text:span text:style-name="_5f_pointillés_20_gris"><text:span text:style-name="T42"> </text:span></text:span><text:span text:style-name="_5f_pointillés_20_gris"><text:span text:style-name="T39">+</text:span></text:span><text:span text:style-name="_5f_pointillés_20_gris"><text:span text:style-name="T42"> </text:span></text:span><text:span text:style-name="_5f_pointillés_20_gris"><text:span text:style-name="T39">PM <text:line-break/></text:span></text:span><text:span text:style-name="_5f_pointillés_20_gris"><text:span text:style-name="T43">d</text:span></text:span><text:span text:style-name="_5f_pointillés_20_gris"><text:span text:style-name="T39">onc, d’après <text:s/></text:span></text:span><text:span text:style-name="_5f_pointillés_20_gris"><text:span text:style-name="T9">l’inégalité triangulaire, </text:span></text:span><text:span text:style-name="_5f_pointillés_20_gris"><text:span text:style-name="T39">le triangle NMP</text:span></text:span><text:span text:style-name="_5f_pointillés_20_gris"> </text:span><text:span text:style-name="_5f_pointillés_20_gris"><text:span text:style-name="T9">n’est pas constructible.</text:span></text:span></text:p>
            <text:h text:style-name="_5f_Paragraphe" text:outline-level="1"><text:span text:style-name="_5f_Caractères_5f_2pt"/></text:h>
          </table:table-cell>
        </table:table-row>
        <table:table-row table:style-name="Tableau5.2">
          <table:table-cell table:style-name="Tableau5.A1" office:value-type="string">
            <text:list xml:id="list132547140409697" text:continue-numbering="true" text:style-name="_5f_Numérotation_20_des_20_exercices">
              <text:list-item>
                <text:list>
                  <text:list-item>
                    <text:h text:style-name="_5f_Paragraphe_5f_avec_5f_Num_5f_Question" text:outline-level="2"><draw:g text:anchor-type="paragraph" draw:z-index="44" draw:name="Forme 3" draw:style-name="gr14"><draw:frame draw:style-name="gr22" draw:text-style-name="P71" svg:width="1.482cm" svg:height="0.414cm" svg:x="1.621cm" svg:y="2.027cm"><draw:text-box><text:p text:style-name="P68"><text:span text:style-name="T74">15 cm</text:span></text:p></draw:text-box></draw:frame><draw:frame draw:style-name="gr22" draw:text-style-name="P71" svg:width="1.239cm" svg:height="0.414cm" draw:transform="rotate (0.357792496658838) translate (0.837847222222222cm 1.45168055555556cm)"><draw:text-box><text:p text:style-name="P68"><text:span text:style-name="T74">9 cm</text:span></text:p></draw:text-box></draw:frame><draw:frame draw:style-name="gr22" draw:text-style-name="P71" svg:width="1.333cm" svg:height="0.414cm" draw:transform="rotate (-0.324631240870946) translate (2.82222222222222cm 1.23648611111111cm)"><draw:text-box><text:p text:style-name="P68"><text:span text:style-name="T74">8 cm</text:span></text:p></draw:text-box></draw:frame><draw:frame draw:style-name="gr23" draw:text-style-name="P69" svg:width="0.246cm" svg:height="0.414cm" svg:x="1.949cm" svg:y="0.947cm"><draw:text-box><text:p text:style-name="P68"><text:span text:style-name="T73">U</text:span></text:p></draw:text-box></draw:frame><draw:frame draw:style-name="gr24" draw:text-style-name="P69" svg:width="0.225cm" svg:height="0.414cm" svg:x="0.044cm" svg:y="1.81cm"><draw:text-box><text:p text:style-name="P68"><text:span text:style-name="T73">V</text:span></text:p></draw:text-box></draw:frame><draw:frame draw:style-name="gr25" draw:text-style-name="P69" svg:width="0.327cm" svg:height="0.414cm" svg:x="4.018cm" svg:y="1.81cm"><draw:text-box><text:p text:style-name="P68"><text:span text:style-name="T73">W</text:span></text:p></draw:text-box></draw:frame><draw:path draw:style-name="gr21" draw:text-style-name="P76" svg:width="1.676cm" svg:height="0.666cm" svg:x="0.42cm" svg:y="1.316cm" svg:viewBox="0 0 1677 667" svg:d="M0 667c169-80 323-208 506-237 177-21 372-60 519-148 173-107 340-106 501-217l151-65"><text:p/></draw:path><draw:path draw:style-name="gr21" draw:text-style-name="P76" svg:width="1.758cm" svg:height="0.669cm" svg:x="2.075cm" svg:y="1.316cm" svg:viewBox="0 0 1759 670" svg:d="M0 0c159 79 349 125 519 180s342 108 504 183c173 82 356 104 510 219l166 49 60 39"><text:p/></draw:path><draw:path draw:style-name="gr21" draw:text-style-name="P76" svg:width="3.398cm" svg:height="0.053cm" svg:x="0.454cm" svg:y="1.951cm" svg:viewBox="0 0 3399 54" svg:d="M0 21c166 0 335 5 504 0s343-21 507 2c173 39 338-23 504 12s339 9 506 18c175 7 350-37 524-32s335-21 505 0h169 171l9-21"><text:p/></draw:path></draw:g></text:h>
                  </text:list-item>
                </text:list>
              </text:list-item>
            </text:list>
          </table:table-cell>
          <table:table-cell table:style-name="Tableau5.B2" office:value-type="string">
            <text:p text:style-name="P20"><text:span text:style-name="_5f_Caractères_5f_2pt"/></text:p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29"><text:span text:style-name="T69">Dans </text:span><text:span text:style-name="T67">cette figure à la main levée</text:span><text:span text:style-name="T69">, </text:span></text:p>
                  <text:p text:style-name="P25"><text:span text:style-name="T31">On a</text:span><text:span text:style-name="T32"> </text:span><text:span text:style-name="T31">: </text:span><text:span text:style-name="T35">VW</text:span><text:span text:style-name="T32"> </text:span><text:span text:style-name="T36">=</text:span><text:span text:style-name="T32"> </text:span><text:span text:style-name="_5f_Correction_20_surligné"><text:span text:style-name="T36">1</text:span></text:span><text:span text:style-name="_5f_Correction_20_surligné"><text:span text:style-name="T35">5</text:span></text:span><text:span text:style-name="T36"> qui est</text:span><text:span text:style-name="T35"> la plus grande longueur.</text:span></text:p>
                  <text:p text:style-name="P25"><text:span text:style-name="T31">De plus</text:span><text:span text:style-name="T32"> </text:span><text:span text:style-name="T31">: </text:span></text:p>
                  <text:p text:style-name="P25"><text:span text:style-name="T35">VU</text:span><text:span text:style-name="T32"> </text:span><text:span text:style-name="T30">+</text:span><text:span text:style-name="T32"> </text:span><text:span text:style-name="T35">UW</text:span><text:span text:style-name="T32"> </text:span><text:span text:style-name="T30">=</text:span><text:span text:style-name="_5f_Correction_20_surligné"><text:span text:style-name="T32"> </text:span></text:span><text:span text:style-name="_5f_Correction_20_surligné"><text:span text:style-name="T35">9</text:span></text:span><text:span text:style-name="_5f_Correction_20_surligné"><text:span text:style-name="T32"> </text:span></text:span><text:span text:style-name="_5f_Correction_20_surligné"><text:span text:style-name="T30">+</text:span></text:span><text:span text:style-name="_5f_Correction_20_surligné"><text:span text:style-name="T32"> </text:span></text:span><text:span text:style-name="_5f_Correction_20_surligné"><text:span text:style-name="T35">8</text:span></text:span><text:span text:style-name="_5f_Correction_20_surligné"><text:span text:style-name="T30"> </text:span></text:span><text:span text:style-name="_5f_Correction_20_surligné"><text:span text:style-name="T32"> </text:span></text:span><text:span text:style-name="_5f_Correction_20_surligné"><text:span text:style-name="T30">=</text:span></text:span><text:span text:style-name="_5f_Correction_20_surligné"><text:span text:style-name="T32"> </text:span></text:span><text:span text:style-name="_5f_Correction_20_surligné"><text:span text:style-name="T30">1</text:span></text:span><text:span text:style-name="_5f_Correction_20_surligné"><text:span text:style-name="T35">7</text:span></text:span></text:p>
                  <text:p text:style-name="P24"><text:span text:style-name="T31">Comme</text:span><text:span text:style-name="T32"> </text:span><text:span text:style-name="T31">: </text:span><text:span text:style-name="T35">VW</text:span><text:span text:style-name="T32"> </text:span><text:span text:style-name="_5f_Correction_20_surligné"><text:span text:style-name="T30">&lt;</text:span></text:span><text:span text:style-name="_5f_Correction_20_surligné"><text:span text:style-name="T32"> </text:span></text:span><text:span text:style-name="T35">VU</text:span><text:span text:style-name="T32"> </text:span><text:span text:style-name="T30">+</text:span><text:span text:style-name="T32"> </text:span><text:span text:style-name="T35">UW</text:span><text:span text:style-name="T30"> </text:span></text:p>
                  <text:p text:style-name="P19"><text:span text:style-name="_5f_pointillés_20_gris"><text:span text:style-name="T10">Donc, </text:span></text:span><text:span text:style-name="_5f_pointillés_20_gris"><text:span text:style-name="T11">d’après </text:span></text:span><text:span text:style-name="_5f_pointillés_20_gris"><text:span text:style-name="T9">l’inégalité triangulaire, </text:span></text:span><text:span text:style-name="T41">l</text:span><text:span text:style-name="T40">e triangle </text:span><text:span text:style-name="T41">UVW </text:span><text:span text:style-name="T9">est constructible.</text:span></text:p>
                  <text:p text:style-name="P19"/>
                </table:table-cell>
              </table:table-row>
            </table:table>
            <text:p text:style-name="P16"/>
          </table:table-cell>
        </table:table-row>
        <table:table-row table:style-name="Tableau5.3">
          <table:table-cell table:style-name="Tableau5.A1" office:value-type="string">
            <text:list xml:id="list132547087126285" text:continue-numbering="true" text:style-name="_5f_Numérotation_20_des_20_exercices">
              <text:list-item>
                <text:list>
                  <text:list-item>
                    <text:h text:style-name="P54" text:outline-level="2"><draw:g text:anchor-type="paragraph" draw:z-index="45" draw:name="Forme 4" draw:style-name="gr14"><draw:frame draw:style-name="gr15" draw:text-style-name="P75" svg:width="1.43cm" svg:height="1.027cm" draw:transform="rotate (-1.16186568305263) translate (2.61584722222222cm 0.903111111111111cm)"><draw:text-box><text:p text:style-name="P68"><text:span text:style-name="T76">2,6 cm</text:span></text:p></draw:text-box></draw:frame><draw:line draw:style-name="gr16" draw:text-style-name="P67" svg:x1="1.7cm" svg:y1="1.66cm" svg:x2="1.853cm" svg:y2="1.849cm"><text:p/></draw:line><draw:line draw:style-name="gr16" draw:text-style-name="P67" svg:x1="1.746cm" svg:y1="1.593cm" svg:x2="1.903cm" svg:y2="1.785cm"><text:p/></draw:line><draw:line draw:style-name="gr16" draw:text-style-name="P67" svg:x1="2.527cm" svg:y1="1.621cm" svg:x2="2.411cm" svg:y2="1.812cm"><text:p/></draw:line><draw:line draw:style-name="gr16" draw:text-style-name="P67" svg:x1="2.562cm" svg:y1="1.718cm" svg:x2="2.447cm" svg:y2="1.907cm"><text:p/></draw:line><draw:frame draw:style-name="gr17" draw:text-style-name="P75" svg:width="1.285cm" svg:height="0.415cm" draw:transform="rotate (-0.00418879020478726) translate (1.58397222222222cm 2.45886111111111cm)"><draw:text-box><text:p text:style-name="P68"><text:span text:style-name="T76">5,4 cm</text:span></text:p></draw:text-box></draw:frame><draw:frame draw:style-name="gr18" draw:text-style-name="P69" svg:width="0.47cm" svg:height="0.415cm" svg:x="2.013cm" svg:y="0.429cm"><draw:text-box><text:p text:style-name="P68"><text:span text:style-name="T73">N</text:span></text:p></draw:text-box></draw:frame><draw:frame draw:style-name="gr19" draw:text-style-name="P69" svg:width="0.429cm" svg:height="0.415cm" svg:x="1.099cm" svg:y="2.258cm"><draw:text-box><text:p text:style-name="P68"><text:span text:style-name="T73">G</text:span></text:p></draw:text-box></draw:frame><draw:frame draw:style-name="gr20" draw:text-style-name="P69" svg:width="0.449cm" svg:height="0.415cm" svg:x="2.842cm" svg:y="2.232cm"><draw:text-box><text:p text:style-name="P68"><text:span text:style-name="T73">O</text:span></text:p></draw:text-box></draw:frame><draw:path draw:style-name="gr21" draw:text-style-name="P76" svg:width="0.592cm" svg:height="1.565cm" svg:x="1.528cm" svg:y="0.875cm" svg:viewBox="0 0 593 1566" svg:d="M0 1566c30-195 185-344 228-529s111-361 194-529l54-176 53-177 64-155"><text:p/></draw:path><draw:path draw:style-name="gr21" draw:text-style-name="P76" svg:width="1.216cm" svg:height="0.043cm" svg:x="1.507cm" svg:y="2.39cm" svg:viewBox="0 0 1217 44" svg:d="M0 44c183-16 356-44 543-44 182 14 365 0 547 0l127 11"><text:p/></draw:path><draw:path draw:style-name="gr21" draw:text-style-name="P76" svg:width="0.581cm" svg:height="1.551cm" svg:x="2.127cm" svg:y="0.868cm" svg:viewBox="0 0 582 1552" svg:d="M0 0c56 185 168 347 229 529s141 351 212 529l72 178 34 175 35 141"><text:p/></draw:path></draw:g></text:h>
                  </text:list-item>
                </text:list>
              </text:list-item>
            </text:list>
          </table:table-cell>
          <table:table-cell table:style-name="Tableau5.B1" office:value-type="string">
            <text:p text:style-name="P28"><text:span text:style-name="T69">Dans </text:span><text:span text:style-name="T67">cette figure à la main levée</text:span><text:span text:style-name="T69">, </text:span></text:p>
            <text:p text:style-name="P27"><text:span text:style-name="T31">On a</text:span><text:span text:style-name="T32"> </text:span><text:span text:style-name="T31">: </text:span><text:span text:style-name="T35">GO</text:span><text:span text:style-name="T32"> </text:span><text:span text:style-name="T36">=</text:span><text:span text:style-name="T32"> </text:span><text:span text:style-name="_5f_Correction_20_surligné"><text:span text:style-name="T35">5,4</text:span></text:span><text:span text:style-name="T36"> qui est</text:span><text:span text:style-name="T35"> la plus grande longueur.</text:span></text:p>
            <text:p text:style-name="P27"><text:span text:style-name="T31">De plus</text:span><text:span text:style-name="T32"> </text:span><text:span text:style-name="T31">: </text:span></text:p>
            <text:p text:style-name="P27"><text:span text:style-name="T35">NO</text:span><text:span text:style-name="T32"> </text:span><text:span text:style-name="T30">+</text:span><text:span text:style-name="T32"> </text:span><text:span text:style-name="T35">NG</text:span><text:span text:style-name="T32"> </text:span><text:span text:style-name="T30">=</text:span><text:span text:style-name="T32"> </text:span><text:span text:style-name="_5f_Correction_20_surligné"><text:span text:style-name="T35">2,6</text:span></text:span><text:span text:style-name="_5f_Correction_20_surligné"><text:span text:style-name="T32"> </text:span></text:span><text:span text:style-name="_5f_Correction_20_surligné"><text:span text:style-name="T30">+</text:span></text:span><text:span text:style-name="_5f_Correction_20_surligné"><text:span text:style-name="T32"> </text:span></text:span><text:span text:style-name="_5f_Correction_20_surligné"><text:span text:style-name="T30"> </text:span></text:span><text:span text:style-name="_5f_Correction_20_surligné"><text:span text:style-name="T35">2,6</text:span></text:span><text:span text:style-name="_5f_Correction_20_surligné"><text:span text:style-name="T32"> </text:span></text:span><text:span text:style-name="_5f_Correction_20_surligné"><text:span text:style-name="T30">=</text:span></text:span><text:span text:style-name="_5f_Correction_20_surligné"><text:span text:style-name="T32"> </text:span></text:span><text:span text:style-name="_5f_Correction_20_surligné"><text:span text:style-name="T35">5,2</text:span></text:span></text:p>
            <text:p text:style-name="P26"><text:span text:style-name="T31">Comme</text:span><text:span text:style-name="T32"> </text:span><text:span text:style-name="T31">: </text:span><text:span text:style-name="T35">GO</text:span><text:span text:style-name="T30"> </text:span><text:span text:style-name="_5f_Correction_20_surligné"><text:span text:style-name="T30">&gt;</text:span></text:span><text:span text:style-name="T30"> </text:span><text:span text:style-name="T35">NO </text:span><text:span text:style-name="T30">+ </text:span><text:span text:style-name="T35">NG</text:span><text:span text:style-name="T30"> </text:span></text:p>
            <text:p text:style-name="P26"><text:span text:style-name="T34">Donc, </text:span><text:span text:style-name="T31">d’après </text:span><text:span text:style-name="T35">l’inégalité triangulaire, </text:span><text:span text:style-name="_5f_pointillés_20_gris"><text:span text:style-name="T12">l</text:span></text:span><text:span text:style-name="_5f_pointillés_20_gris"><text:span text:style-name="T7">e triangle </text:span></text:span><text:span text:style-name="_5f_pointillés_20_gris"><text:span text:style-name="T9">GNO</text:span></text:span><text:span text:style-name="_5f_pointillés_20_gris"><text:span text:style-name="T7"> </text:span></text:span><text:span text:style-name="_5f_pointillés_20_gris"><text:span text:style-name="T9">n’est pas constructible.</text:span></text:span></text:p>
          </table:table-cell>
        </table:table-row>
        <table:table-row table:style-name="Tableau5.4">
          <table:table-cell table:style-name="Tableau5.A1" office:value-type="string">
            <text:h text:style-name="P60" text:outline-level="2"/>
            <text:h text:style-name="P60" text:outline-level="2"/>
            <text:h text:style-name="P60" text:outline-level="2"/>
            <text:h text:style-name="P60" text:outline-level="2"/>
            <text:list xml:id="list132548128898216" text:continue-numbering="true" text:style-name="_5f_Numérotation_20_des_20_exercices">
              <text:list-item>
                <text:list>
                  <text:list-item>
                    <text:h text:style-name="_5f_Paragraphe_5f_avec_5f_Num_5f_Question" text:outline-level="2"/>
                  </text:list-item>
                </text:list>
              </text:list-item>
            </text:list>
            <text:h text:style-name="_5f_Paragraphe" text:outline-level="1">GH = 6 cm</text:h>
            <text:h text:style-name="_5f_Paragraphe" text:outline-level="1">GI = 5 cm</text:h>
            <text:h text:style-name="_5f_Paragraphe" text:outline-level="1">HI = 8 cm</text:h>
          </table:table-cell>
          <table:table-cell table:style-name="Tableau5.B2" office:value-type="string">
            <text:p text:style-name="P52"/>
            <text:p text:style-name="P52"/>
            <text:p text:style-name="P52"/>
            <text:p text:style-name="P27"><text:span text:style-name="T31">On a</text:span><text:span text:style-name="T32"> </text:span><text:span text:style-name="T31">: </text:span><text:span text:style-name="T35">HI</text:span><text:span text:style-name="T32"> </text:span><text:span text:style-name="T36">=</text:span><text:span text:style-name="T32"> </text:span><text:span text:style-name="_5f_Correction_20_surligné"><text:span text:style-name="T35">8</text:span></text:span><text:span text:style-name="T36"> qui est</text:span><text:span text:style-name="T35"> la plus grande longueur.</text:span></text:p>
            <text:p text:style-name="P27"><text:span text:style-name="T31">De plus</text:span><text:span text:style-name="T32"> </text:span><text:span text:style-name="T31">: </text:span></text:p>
            <text:p text:style-name="P27"><text:span text:style-name="T35">GH</text:span><text:span text:style-name="T32"> </text:span><text:span text:style-name="T30">+</text:span><text:span text:style-name="T32"> </text:span><text:span text:style-name="T35">GI</text:span><text:span text:style-name="T32"> </text:span><text:span text:style-name="T30">=</text:span><text:span text:style-name="T32"> </text:span><text:span text:style-name="_5f_Correction_20_surligné"><text:span text:style-name="T35">6</text:span></text:span><text:span text:style-name="_5f_Correction_20_surligné"><text:span text:style-name="T32"> </text:span></text:span><text:span text:style-name="_5f_Correction_20_surligné"><text:span text:style-name="T30">+</text:span></text:span><text:span text:style-name="_5f_Correction_20_surligné"><text:span text:style-name="T32"> </text:span></text:span><text:span text:style-name="_5f_Correction_20_surligné"><text:span text:style-name="T35">5</text:span></text:span><text:span text:style-name="_5f_Correction_20_surligné"><text:span text:style-name="T32"> </text:span></text:span><text:span text:style-name="_5f_Correction_20_surligné"><text:span text:style-name="T30">=</text:span></text:span><text:span text:style-name="_5f_Correction_20_surligné"><text:span text:style-name="T32"> </text:span></text:span><text:span text:style-name="_5f_Correction_20_surligné"><text:span text:style-name="T35">11</text:span></text:span></text:p>
            <text:p text:style-name="P26"><text:span text:style-name="T31">Comme</text:span><text:span text:style-name="T32"> </text:span><text:span text:style-name="T31">:</text:span><text:span text:style-name="T32"> </text:span><text:span text:style-name="T35">HI</text:span><text:span text:style-name="T32"> </text:span><text:span text:style-name="_5f_Correction_20_surligné"><text:span text:style-name="T30">&lt;</text:span></text:span><text:span text:style-name="_5f_Correction_20_surligné"><text:span text:style-name="T32"> </text:span></text:span><text:span text:style-name="T35">GH</text:span><text:span text:style-name="T32"> </text:span><text:span text:style-name="T30">+</text:span><text:span text:style-name="T32"> </text:span><text:span text:style-name="T35">GI</text:span><text:span text:style-name="T30"> </text:span></text:p>
            <text:p text:style-name="P26"><text:span text:style-name="T34">Donc, </text:span><text:span text:style-name="T31">d’après </text:span><text:span text:style-name="T35">l’inégalité triangulaire, </text:span><text:span text:style-name="_5f_pointillés_20_gris"><text:span text:style-name="T12">l</text:span></text:span><text:span text:style-name="_5f_pointillés_20_gris"><text:span text:style-name="T9">e triangle GHI est constructible</text:span></text:span></text:p>
          </table:table-cell>
        </table:table-row>
        <table:table-row table:style-name="Tableau5.5">
          <table:table-cell table:style-name="Tableau5.A1" office:value-type="string">
            <text:list xml:id="list132546876927114" text:continue-numbering="true" text:style-name="_5f_Numérotation_20_des_20_exercices">
              <text:list-item>
                <text:list>
                  <text:list-item>
                    <text:h text:style-name="P54" text:outline-level="2"/>
                  </text:list-item>
                </text:list>
              </text:list-item>
            </text:list>
            <text:h text:style-name="_5f_Paragraphe" text:outline-level="1">SN = 5,01 cm</text:h>
            <text:h text:style-name="_5f_Paragraphe" text:outline-level="1">SV = 4,9 cm</text:h>
            <text:h text:style-name="_5f_Paragraphe" text:outline-level="1">NV = 1,1 mm</text:h>
          </table:table-cell>
          <table:table-cell table:style-name="Tableau5.B5" office:value-type="string">
            <text:p text:style-name="P27"><text:span text:style-name="T31">On a</text:span><text:span text:style-name="T32"> </text:span><text:span text:style-name="T31">: </text:span><text:span text:style-name="T37">SN</text:span><text:span text:style-name="T32"> </text:span><text:span text:style-name="T36">=</text:span><text:span text:style-name="T32"> </text:span><text:span text:style-name="_5f_Correction_20_surligné"><text:span text:style-name="T37">5,01</text:span></text:span><text:span text:style-name="T36"> qui est</text:span><text:span text:style-name="T35"> la plus grande longueur.</text:span></text:p>
            <text:p text:style-name="P27"><text:span text:style-name="T31">De plus</text:span><text:span text:style-name="T32"> </text:span><text:span text:style-name="T31">: </text:span></text:p>
            <text:p text:style-name="P27"><text:span text:style-name="T37">SV</text:span><text:span text:style-name="T32"> </text:span><text:span text:style-name="T30">+</text:span><text:span text:style-name="T32"> </text:span><text:span text:style-name="T37">NV</text:span><text:span text:style-name="T32"> </text:span><text:span text:style-name="T30">=</text:span><text:span text:style-name="T32"> </text:span><text:span text:style-name="_5f_Correction_20_surligné"><text:span text:style-name="T37">4,9</text:span></text:span><text:span text:style-name="_5f_Correction_20_surligné"><text:span text:style-name="T32"> </text:span></text:span><text:span text:style-name="_5f_Correction_20_surligné"><text:span text:style-name="T30">+</text:span></text:span><text:span text:style-name="_5f_Correction_20_surligné"><text:span text:style-name="T32"> </text:span></text:span><text:span text:style-name="_5f_Correction_20_surligné"><text:span text:style-name="T37">0,11</text:span></text:span><text:span text:style-name="_5f_Correction_20_surligné"><text:span text:style-name="T32"> </text:span></text:span><text:span text:style-name="_5f_Correction_20_surligné"><text:span text:style-name="T30">=</text:span></text:span><text:span text:style-name="_5f_Correction_20_surligné"><text:span text:style-name="T32"> </text:span></text:span><text:span text:style-name="_5f_Correction_20_surligné"><text:span text:style-name="T37">5,01</text:span></text:span></text:p>
            <text:p text:style-name="P26"><text:span text:style-name="T31">Comme</text:span><text:span text:style-name="T32"> </text:span><text:span text:style-name="T31">: </text:span><text:span text:style-name="T37">SN</text:span><text:span text:style-name="T32"> </text:span><text:span text:style-name="_5f_Correction_20_surligné"><text:span text:style-name="T37">=</text:span></text:span><text:span text:style-name="_5f_Correction_20_surligné"><text:span text:style-name="T32"> </text:span></text:span><text:span text:style-name="T37">SV</text:span><text:span text:style-name="T32"> </text:span><text:span text:style-name="T30">+</text:span><text:span text:style-name="T32"> </text:span><text:span text:style-name="T37">VN</text:span><text:span text:style-name="T30"> </text:span></text:p>
            <text:p text:style-name="P26"><text:span text:style-name="T34">Donc, </text:span><text:span text:style-name="T31">d’après </text:span><text:span text:style-name="T35">l’inégalité triangulaire, </text:span><text:span text:style-name="_5f_pointillés_20_gris"><text:span text:style-name="T12">l</text:span></text:span><text:span text:style-name="_5f_pointillés_20_gris"><text:span text:style-name="T9">e</text:span></text:span><text:span text:style-name="_5f_pointillés_20_gris"><text:span text:style-name="T13">s</text:span></text:span><text:span text:style-name="_5f_pointillés_20_gris"><text:span text:style-name="T9"> </text:span></text:span><text:span text:style-name="_5f_pointillés_20_gris"><text:span text:style-name="T13">points S, V et N sont alignés dans cet ordre. </text:span></text:span></text:p>
            <text:p text:style-name="P26"><text:span text:style-name="_5f_pointillés_20_gris"><text:span text:style-name="T13">On peut parler d’un triangle aplati !</text:span></text:span></text:p>
          </table:table-cell>
        </table:table-row>
      </table:table>
      <text:list xml:id="list132546871077755" text:continue-numbering="true" text:style-name="_5f_Numérotation_20_des_20_exercices">
        <text:list-item>
          <text:h text:style-name="P63" text:outline-level="1"><text:span text:style-name="_5f_Caractères"><text:s text:c="2"/>Écris les trois inégalités triangulaires :</text:span></text:h>
        </text:list-item>
      </text:list>
      <text:section text:style-name="Sect1" text:name="Section22">
        <text:list xml:id="list132547779420902" text:continue-numbering="true" text:style-name="_5f_Numérotation_20_des_20_exercices">
          <text:list-item>
            <text:list>
              <text:list-item>
                <text:h text:style-name="P56" text:outline-level="2"><text:span text:style-name="_5f_Caractères">Dans le triangle RST.</text:span></text:h>
              </text:list-item>
            </text:list>
          </text:list-item>
        </text:list>
        <text:h text:style-name="P48" text:outline-level="1"><draw:g text:anchor-type="as-char" draw:z-index="64" draw:name="Forme6" draw:style-name="gr1"><draw:polygon draw:style-name="gr6" draw:text-style-name="P70" svg:width="1.953cm" svg:height="1.093cm" svg:x="0.265cm" svg:y="0.349cm" svg:viewBox="0 0 1954 1094" draw:points="437,0 0,1094 1954,1094"><text:p/></draw:polygon><draw:frame draw:style-name="gr7" draw:text-style-name="P71" svg:width="0.249cm" svg:height="0.414cm" svg:x="0.596cm" svg:y="0cm"><draw:text-box><text:p text:style-name="P68"><text:span text:style-name="T74">R</text:span></text:p></draw:text-box></draw:frame><draw:frame draw:style-name="gr8" draw:text-style-name="P71" svg:width="0.228cm" svg:height="0.414cm" svg:x="0cm" svg:y="1.275cm"><draw:text-box><text:p text:style-name="P68"><text:span text:style-name="T74">S</text:span></text:p></draw:text-box></draw:frame><draw:frame draw:style-name="gr9" draw:text-style-name="P71" svg:width="0.219cm" svg:height="0.414cm" svg:x="2.307cm" svg:y="1.298cm"><draw:text-box><text:p text:style-name="P68"><text:span text:style-name="T74">T</text:span></text:p></draw:text-box></draw:frame></draw:g></text:h>
        <text:h text:style-name="P48" text:outline-level="1"><text:span text:style-name="_5f_Correction_20_surligné">RS &lt; RT + TS</text:span></text:h>
        <text:h text:style-name="P48" text:outline-level="1"><text:span text:style-name="_5f_Correction_20_surligné">RT &lt; RS + ST</text:span></text:h>
        <text:h text:style-name="P48" text:outline-level="1"><text:span text:style-name="_5f_Correction_20_surligné">TS &lt; TR + RS</text:span></text:h>
      </text:section>
      <text:list xml:id="list132547290184368" text:continue-numbering="true" text:style-name="_5f_Numérotation_20_des_20_exercices">
        <text:list-item>
          <text:list>
            <text:list-item>
              <text:h text:style-name="P56" text:outline-level="2"><text:span text:style-name="_5f_Caractères">Dans le triangle AEC.</text:span></text:h>
            </text:list-item>
          </text:list>
        </text:list-item>
      </text:list>
      <text:h text:style-name="P48" text:outline-level="1"><draw:g text:anchor-type="as-char" draw:z-index="65" draw:name="Forme7" draw:style-name="gr1"><draw:line draw:style-name="gr2" draw:text-style-name="P67" svg:x1="0.254cm" svg:y1="1.302cm" svg:x2="0.757cm" svg:y2="0.32cm"><text:p/></draw:line><draw:line draw:style-name="gr2" draw:text-style-name="P67" svg:x1="0.757cm" svg:y1="0.329cm" svg:x2="2.456cm" svg:y2="1.306cm"><text:p/></draw:line><draw:line draw:style-name="gr2" draw:text-style-name="P67" svg:x1="0.261cm" svg:y1="1.295cm" svg:x2="2.45cm" svg:y2="1.295cm"><text:p/></draw:line><draw:line draw:style-name="gr2" draw:text-style-name="P67" svg:x1="0.75cm" svg:y1="0.336cm" svg:x2="1.727cm" svg:y2="1.304cm"><text:p/></draw:line><draw:frame draw:style-name="gr3" draw:text-style-name="P69" svg:width="0.246cm" svg:height="0.414cm" svg:x="0.653cm" svg:y="0cm"><draw:text-box><text:p text:style-name="P68"><text:span text:style-name="T73">A</text:span></text:p></draw:text-box></draw:frame><draw:frame draw:style-name="gr3" draw:text-style-name="P69" svg:width="0.246cm" svg:height="0.414cm" svg:x="0cm" svg:y="1.171cm"><draw:text-box><text:p text:style-name="P68"><text:span text:style-name="T73">B</text:span></text:p></draw:text-box></draw:frame><draw:frame draw:style-name="gr4" draw:text-style-name="P69" svg:width="0.251cm" svg:height="0.414cm" svg:x="2.496cm" svg:y="1.164cm"><draw:text-box><text:p text:style-name="P68"><text:span text:style-name="T73">C</text:span></text:p></draw:text-box></draw:frame><draw:frame draw:style-name="gr5" draw:text-style-name="P69" svg:width="0.227cm" svg:height="0.414cm" svg:x="1.616cm" svg:y="1.321cm"><draw:text-box><text:p text:style-name="P68"><text:span text:style-name="T73">E</text:span></text:p></draw:text-box></draw:frame></draw:g></text:h>
      <text:h text:style-name="P48" text:outline-level="1"><text:span text:style-name="_5f_Correction_20_surligné">EC &lt; EA + AC</text:span></text:h>
      <text:h text:style-name="P48" text:outline-level="1"><text:span text:style-name="_5f_Correction_20_surligné">EA &lt; EC + CA</text:span></text:h>
      <text:h text:style-name="P64" text:outline-level="1"><text:span text:style-name="_5f_Correction_20_surligné"><text:span text:style-name="T71">AC &lt; AE + EC</text:span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ymbol" svg:font-family="Symbol" style:font-adornments="Roman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Dimension_20_Lines" draw:display-name="Dimension Lines" svg:viewBox="0 0 836 110" svg:d="M0 0h278 278 280v36 36 38h-278-278-280v-36-36z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Réponse_5f_Elève_5f_2_5f_Col" style:display-name="_Paragraphe_Réponse_Elève_2_Col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</style:tab-stops>
      </style:paragraph-properties>
      <style:text-properties fo:color="#b3b3b3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_5f_2_5f_Col" style:display-name="_Paragraphe_Réponse_Pointillés_Grisés_2_Col" style:family="paragraph" style:parent-style-name="_5f_Paragraphe_5f_Réponse_5f_Elève_5f_2_5f_Col" style:list-style-name="">
      <style:paragraph-properties>
        <style:tab-stops>
          <style:tab-stop style:position="8.999cm" style:leader-style="dotted" style:leader-text="."/>
        </style:tab-stops>
      </style:paragraph-properties>
      <style:text-properties fo:color="#b3b3b3" loext:opacity="100%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2pt" style:display-name="_Caractères_2pt" style:family="text" style:parent-style-name="_5f_Caractères">
      <style:text-properties fo:font-size="2pt"/>
    </style:style>
    <style:style style:name="Character_5f_20_5f_style" style:display-name="Character_20_style" style:family="text"/>
    <style:style style:name="_5f_Correction_20_surligné" style:display-name="_Correction surligné" style:family="text">
      <style:text-properties fo:color="#000000" loext:opacity="100%" style:font-name="Bitstream Vera Sans5" fo:font-family="'Bitstream Vera Sans'" style:font-style-name="Oblique" style:font-family-generic="swiss" style:font-pitch="variable" fo:font-size="10pt" fo:font-style="normal" fo:background-color="#ffff00" style:font-name-asian="Bitstream Vera Sans5" style:font-family-asian="'Bitstream Vera Sans'" style:font-style-name-asian="Oblique" style:font-family-generic-asian="swiss" style:font-pitch-asian="variable" style:font-name-complex="Bitstream Vera Sans5" style:font-family-complex="'Bitstream Vera Sans'" style:font-style-name-complex="Oblique" style:font-family-generic-complex="swiss" style:font-pitch-complex="variable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_5f_Numérotation_20_des_20_propriétés" style:display-name="_Numérotation des propriétés">
      <text:list-level-style-number text:level="1" text:style-name="_5f_Caractères" loext:num-list-format="Propriété %1%." style:num-prefix="Propriété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définitions" style:display-name="_Numérotation des définitions">
      <text:list-level-style-number text:level="1" text:style-name="_5f_Caractères" loext:num-list-format="Définition %1%." style:num-prefix="Définition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exemples" style:display-name="_Numérotation des exemples">
      <text:list-level-style-number text:level="1" text:style-name="_5f_Caractères" loext:num-list-format="Exemple  %1%." style:num-prefix="Exemple 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_20_question_20_lycée_20_1er_20_niveau" style:display-name="_Num question lycée 1er niveau">
      <text:list-level-style-number text:level="1" text:style-name="Character_5f_20_5f_style" loext:num-list-format="%1%. 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space" fo:text-indent="0.501cm" fo:margin-left="0.499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_5f_Num_20_Exercice_20_lycee" style:display-name="_Num Exercice lycee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_20_question_20_lycée_20_2ème_20_niveau" style:display-name="_Num question lycée 2ème niveau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Numbering_20_Symbols" loext:num-list-format="%2%)" style:num-suffix=")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0" number:min-decimal-places="0" number:min-integer-digits="1"/>
      <number:text>%</number:text>
    </number:percentage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M_20_page_20_impaire_20__28_D_29_">
      <style:text-properties officeooo:rsid="01035d0f" officeooo:paragraph-rsid="01035d0f"/>
    </style:style>
    <style:style style:name="MP2" style:family="paragraph">
      <loext:graphic-properties draw:fill="solid" draw:fill-color="#7fb241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8" style:family="paragraph" style:parent-style-name="_5f_Footer_20_page_20_paire_20__28_G_29_">
      <style:text-properties officeooo:paragraph-rsid="013b50d8"/>
    </style:style>
    <style:style style:name="MP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10" style:family="paragraph" style:parent-style-name="_5f_Header_20_M_20_page_20_impaire_20__28_D_29_">
      <style:text-properties officeooo:rsid="0101a5c8" officeooo:paragraph-rsid="0101a5c8"/>
    </style:style>
    <style:style style:name="MP11" style:family="paragraph" style:parent-style-name="_5f_Header_20_M_20_page_20_paire_20__28_G_29_">
      <style:text-properties officeooo:rsid="0101a5c8" officeooo:paragraph-rsid="0101a5c8"/>
    </style:style>
    <style:style style:name="MP12" style:family="paragraph" style:parent-style-name="_5f_Header_20_D_20_page_20_impaire_20__28_D_29_">
      <style:text-properties officeooo:rsid="0101821f" officeooo:paragraph-rsid="0101821f"/>
    </style:style>
    <style:style style:name="MP13" style:family="paragraph">
      <loext:graphic-properties draw:fill="solid" draw:fill-color="#9d0f89"/>
    </style:style>
    <style:style style:name="MP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_5f_Header_20_D_20_page_20_paire_20__28_G_29_">
      <style:text-properties officeooo:rsid="0101821f" officeooo:paragraph-rsid="0101821f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7" style:family="paragraph" style:parent-style-name="_5f_Footer_20_page_20_paire_20__28_G_29_">
      <style:text-properties officeooo:paragraph-rsid="01397109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 style:parent-style-name="_5f_Header_20_D_20_page_20_paire_20__28_G_29_">
      <style:text-properties officeooo:paragraph-rsid="00fe4814"/>
    </style:style>
    <style:style style:name="MP2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1" style:family="paragraph" style:parent-style-name="_5f_Footer_20_page_20_paire_20__28_G_29_">
      <style:text-properties officeooo:paragraph-rsid="0135ac9e"/>
    </style:style>
    <style:style style:name="MP22" style:family="paragraph" style:parent-style-name="_5f_Header_20_G_20_page_20_impaire_20__28_D_29_">
      <style:text-properties fo:font-variant="small-caps" fo:color="#1ca2b8" loext:opacity="100%" style:font-name="Bitstream Vera Sans3" fo:font-size="16pt" fo:font-style="normal" fo:text-shadow="none" fo:font-weight="bold" officeooo:rsid="00fc60e2" officeooo:paragraph-rsid="00fc60e2"/>
    </style:style>
    <style:style style:name="MP23" style:family="paragraph" style:parent-style-name="_5f_Header_20_G_20_page_20_paire_20__28_G_29_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0ff1fa1" officeooo:paragraph-rsid="00ff1fa1"/>
    </style:style>
    <style:style style:name="MP24" style:family="paragraph">
      <loext:graphic-properties draw:fill="solid" draw:fill-color="#1ca2b8"/>
    </style:style>
    <style:style style:name="MP2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27" style:family="paragraph" style:parent-style-name="_5f_Footer_20_page_20_paire_20__28_G_29_">
      <style:text-properties officeooo:paragraph-rsid="01336347"/>
    </style:style>
    <style:style style:name="MP28" style:family="paragraph" style:parent-style-name="_5f_Header_20_G_20_page_20_paire_20__28_G_29_">
      <style:text-properties officeooo:rsid="00fbc68f" officeooo:paragraph-rsid="00fbc68f"/>
    </style:style>
    <style:style style:name="MP29" style:family="paragraph" style:parent-style-name="_5f_Header_20_G_20_page_20_paire_20__28_G_29_">
      <style:text-properties officeooo:rsid="00ff3616" officeooo:paragraph-rsid="00ff3616"/>
    </style:style>
    <style:style style:name="MP30" style:family="paragraph" style:parent-style-name="_5f_Footer_20_page_20_impaire_20__28_D_29_">
      <style:text-properties officeooo:paragraph-rsid="01316a8b"/>
    </style:style>
    <style:style style:name="MP31" style:family="paragraph" style:parent-style-name="_5f_Footer_20_page_20_paire_20__28_G_29_">
      <style:text-properties officeooo:paragraph-rsid="01316a8b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33" style:family="paragraph">
      <loext:graphic-properties draw:fill="solid" draw:fill-color="#d7e12c"/>
    </style:style>
    <style:style style:name="MP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3" style:family="text">
      <style:text-properties fo:font-variant="small-caps" fo:color="#7fb241" loext:opacity="100%" style:font-name="Bitstream Vera Sans6" fo:font-size="16pt" fo:font-weight="bold"/>
    </style:style>
    <style:style style:name="M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5" style:family="text"/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8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1ca2b8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2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Mesures_5f_CLR_5f_7fb241_5f_2col" style:display-name="SERIE_Mesures_CLR_7fb241_2col" style:page-layout-name="Mpm10" draw:style-name="Mdp1">
      <style:header>
        <text:p text:style-name="MP1"><draw:path text:anchor-type="paragraph" draw:z-index="54" draw:name="Fond_Num_Serie_Im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8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2" draw:name="Ligne_Entete_Impair_Mesures_2col" draw:style-name="Mgr3" draw:text-style-name="MP3" svg:x1="16.023cm" svg:y1="0.36cm" svg:x2="20.496cm" svg:y2="0.36cm"><text:p/></draw:line><draw:line text:anchor-type="paragraph" draw:z-index="48" draw:name="Ligne_Verticale_Impair_Mesures_2col" draw:style-name="Mgr3" draw:text-style-name="MP3" svg:x1="9.477cm" svg:y1="1.979cm" svg:x2="9.477cm" svg:y2="27.016cm"><text:p/></draw:line><draw:g text:anchor-type="paragraph" draw:z-index="7" draw:name="Fond_Num_Page_Impair_Mesures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"><draw:path text:anchor-type="paragraph" draw:z-index="55" draw:name="Fond_Num_Serie_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9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3" draw:name="Ligne_Entete_Pair_Mesures_2col" draw:style-name="Mgr3" draw:text-style-name="MP3" svg:x1="16.023cm" svg:y1="0.36cm" svg:x2="20.496cm" svg:y2="0.36cm"><text:p/></draw:line><draw:line text:anchor-type="paragraph" draw:z-index="14" draw:name="Ligne_Verticale_Pair_Mesures_2col" draw:style-name="Mgr3" draw:text-style-name="MP3" svg:x1="9.502cm" svg:y1="2.046cm" svg:x2="9.502cm" svg:y2="27.083cm"><text:p/></draw:line><draw:g text:anchor-type="paragraph" draw:z-index="8" draw:name="Fond_Num_Page_Pair_Mesures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-left>
      <style:footer>
        <text:h text:style-name="MP6" text:outline-level="1"><draw:frame draw:style-name="Mfr1" draw:name="Cadre_Pied_Impair_Mesur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10"><draw:path text:anchor-type="paragraph" draw:z-index="52" draw:name="Fond_Num_Serie_Im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6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0" draw:name="Ligne_Entete_Impair_Mesures_1col" draw:style-name="Mgr3" draw:text-style-name="MP3" svg:x1="16.023cm" svg:y1="0.36cm" svg:x2="20.496cm" svg:y2="0.36cm"><text:p/></draw:line><draw:g text:anchor-type="paragraph" draw:z-index="5" draw:name="Fond_Num_Page_Impair_Mesures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>
      <style:header-left>
        <text:p text:style-name="MP11"><draw:path text:anchor-type="paragraph" draw:z-index="53" draw:name="Fond_Num_Serie_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7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1" draw:name="Ligne_Entete_Pair_Mesures_1col" draw:style-name="Mgr3" draw:text-style-name="MP3" svg:x1="16.023cm" svg:y1="0.36cm" svg:x2="20.496cm" svg:y2="0.36cm"><text:p/></draw:line><draw:g text:anchor-type="paragraph" draw:z-index="6" draw:name="Fond_Num_Page_Pair_Mesures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6" text:outline-level="1"><draw:frame draw:style-name="Mfr1" draw:name="Cadre_Pied_Impair_Mesur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12"><draw:path text:anchor-type="paragraph" draw:z-index="38" draw:name="Fond_Num_Serie_Im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9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0" draw:name="Ligne_Entete_Impair_Donnees_2col" draw:style-name="Mgr7" draw:text-style-name="MP3" svg:x1="16.023cm" svg:y1="0.36cm" svg:x2="20.496cm" svg:y2="0.36cm"><text:p/></draw:line><draw:line text:anchor-type="paragraph" draw:z-index="46" draw:name="Ligne_Verticale_Impair_Donnees_2col" draw:style-name="Mgr7" draw:text-style-name="MP3" svg:x1="9.477cm" svg:y1="2.007cm" svg:x2="9.477cm" svg:y2="27.044cm"><text:p/></draw:line><draw:g text:anchor-type="paragraph" draw:z-index="1" draw:name="Fond_Num_Page_Impair_Donnees_2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5"><draw:path text:anchor-type="paragraph" draw:z-index="21" draw:name="Fond_Num_Serie_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40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1" draw:name="Ligne_Entete_Pair_Donnees_2col" draw:style-name="Mgr7" draw:text-style-name="MP3" svg:x1="16.023cm" svg:y1="0.36cm" svg:x2="20.496cm" svg:y2="0.36cm"><text:p/></draw:line><draw:line text:anchor-type="paragraph" draw:z-index="47" draw:name="Ligne_Verticale_Pair_Donnees_2col" draw:style-name="Mgr7" draw:text-style-name="MP3" svg:x1="9.533cm" svg:y1="1.949cm" svg:x2="9.533cm" svg:y2="26.986cm"><text:p/></draw:line><draw:g text:anchor-type="paragraph" draw:z-index="4" draw:name="Fond_Num_Page_Pair_Donnees_2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16" text:outline-level="1"><draw:frame draw:style-name="Mfr1" draw:name="Cadre_Pied_Impair_Donne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Donne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34" draw:name="Fond_Num_Serie_Im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6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9" draw:name="Ligne_Entete_Impair_Donnees_1col" draw:style-name="Mgr7" draw:text-style-name="MP3" svg:x1="16.023cm" svg:y1="0.36cm" svg:x2="20.496cm" svg:y2="0.36cm"><text:p/></draw:line><draw:g text:anchor-type="paragraph" draw:z-index="2" draw:name="Fond_Num_Page_Impair_Donnees_1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9"><draw:path text:anchor-type="paragraph" draw:z-index="35" draw:name="Fond_Num_Serie_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7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2" draw:name="Ligne_Entete_Pair_Donnees_1col" draw:style-name="Mgr7" draw:text-style-name="MP3" svg:x1="16.023cm" svg:y1="0.36cm" svg:x2="20.496cm" svg:y2="0.36cm"><text:p/></draw:line><draw:g text:anchor-type="paragraph" draw:z-index="3" draw:name="Fond_Num_Page_Pair_Donnees_1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6">À compléter</text:span></text:span></text:p>
      </style:header-left>
      <style:footer>
        <text:h text:style-name="MP20" text:outline-level="1"><draw:frame draw:style-name="Mfr1" draw:name="Cadre_Pied_Impair_Donne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1" text:outline-level="1"><draw:frame draw:style-name="Mfr1" draw:name="Cadre_Pied_Pair_Donne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22"><draw:line text:anchor-type="paragraph" draw:z-index="30" draw:name="Ligne_Entete_Impair_Geometrie_2col" draw:style-name="Mgr9" draw:text-style-name="MP3" svg:x1="68.972cm" svg:y1="0.36cm" svg:x2="61.299cm" svg:y2="0.36cm"><text:p/></draw:line><draw:line text:anchor-type="paragraph" draw:z-index="31" draw:name="Ligne_Verticale_Impair_Geometrie_2col" draw:style-name="Mgr9" draw:text-style-name="MP3" svg:x1="9.477cm" svg:y1="1.949cm" svg:x2="9.477cm" svg:y2="26.986cm"><text:p/></draw:line>inégalité triangulaire</text:p>
      </style:header>
      <style:header-left>
        <text:p text:style-name="MP23"><draw:path text:anchor-type="paragraph" draw:z-index="0" draw:name="Fond_Num_Serie_Pair_Geometrie_2col" draw:style-name="Mgr10" draw:text-style-name="MP24" svg:width="4.329cm" svg:height="2.24cm" svg:x="-1.499cm" svg:y="-1cm" svg:viewBox="0 0 4330 2241" svg:d="M0 2241l3984-288c209-15 363-168 345-342l-170-1611h-4159z"><text:p/></draw:path><draw:frame text:anchor-type="paragraph" draw:z-index="33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32" draw:name="Ligne_Entete_Pair_Geometrie_2col" draw:style-name="Mgr9" draw:text-style-name="MP3" svg:x1="87.599cm" svg:y1="0.36cm" svg:x2="80.074cm" svg:y2="0.36cm"><text:p/></draw:line><draw:line text:anchor-type="paragraph" draw:z-index="41" draw:name="Ligne_Verticale_Pair_Geometrie_2col" draw:style-name="Mgr9" draw:text-style-name="MP3" svg:x1="9.477cm" svg:y1="2.028cm" svg:x2="9.477cm" svg:y2="27.065cm"><text:p/></draw:line><draw:g text:anchor-type="paragraph" draw:z-index="11" draw:name="Fond_Num_Page_Pair_Geometrie_2col" draw:style-name="Mgr4"><draw:path draw:style-name="Mgr11" draw:text-style-name="MP25" svg:width="0.855cm" svg:height="1.172cm" svg:x="-0.272cm" svg:y="27.525cm" svg:viewBox="0 0 856 1173" svg:d="M856 1173h-856v-991c0-100 79-182 175-182h505c97 0 176 82 176 182z"><text:p/></draw:path></draw:g>Utiliser l'inégalité triangulaire</text:p>
      </style:header-left>
      <style:footer>
        <text:h text:style-name="MP26" text:outline-level="1"><text:s text:c="4"/></text:h>
      </style:footer>
      <style:footer-left>
        <text:h text:style-name="MP27" text:outline-level="1"><draw:frame draw:style-name="Mfr1" draw:name="Cadre_Pied_Pair_Geometrie_2col" text:anchor-type="paragraph" svg:x="1.231cm" svg:y="-0.021cm" draw:z-index="0"><draw:text-box fo:min-height="0.425cm" fo:min-width="6.994cm"><text:h text:style-name="MP9" text:outline-level="1">Triangl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28"><draw:path text:anchor-type="paragraph" draw:z-index="24" draw:name="Fond_Num_Serie_Impair_Geometrie_1col" draw:style-name="Mgr12" draw:text-style-name="MP24" svg:width="4.329cm" svg:height="2.24cm" svg:x="-1.499cm" svg:y="-1cm" svg:viewBox="0 0 4330 2241" svg:d="M0 2241l3984-288c209-15 363-168 345-342l-170-1611h-4159z"><text:p/></draw:path><draw:frame text:anchor-type="paragraph" draw:z-index="26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7" draw:name="Ligne_Entete_Impair_Geometrie_1col" draw:style-name="Mgr9" draw:text-style-name="MP3" svg:x1="16.023cm" svg:y1="0.36cm" svg:x2="20.496cm" svg:y2="0.36cm"><text:p/></draw:line><draw:g text:anchor-type="paragraph" draw:z-index="12" draw:name="Fond_Num_Page_Impair_Geometrie_1col" draw:style-name="Mgr4"><draw:path draw:style-name="Mgr11" draw:text-style-name="MP25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8">compléter</text:span></text:p>
      </style:header>
      <style:header-left>
        <text:p text:style-name="MP29"><draw:path text:anchor-type="paragraph" draw:z-index="28" draw:name="Fond_Num_Serie_Pair_Geometrie_1col" draw:style-name="Mgr12" draw:text-style-name="MP24" svg:width="4.329cm" svg:height="2.24cm" svg:x="-1.499cm" svg:y="-1cm" svg:viewBox="0 0 4330 2241" svg:d="M0 2241l3984-288c209-15 363-168 345-342l-170-1611h-4159z"><text:p/></draw:path><draw:frame text:anchor-type="paragraph" draw:z-index="25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3" draw:name="Ligne_Entete_Pair_Geometrie_1col" draw:style-name="Mgr9" draw:text-style-name="MP3" svg:x1="16.023cm" svg:y1="0.36cm" svg:x2="20.496cm" svg:y2="0.36cm"><text:p/></draw:line><draw:g text:anchor-type="paragraph" draw:z-index="10" draw:name="Fond_Num_Page_Pair_Geometrie_1col" draw:style-name="Mgr4"><draw:path draw:style-name="Mgr11" draw:text-style-name="MP25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8">compléter</text:span></text:p>
      </style:header-left>
      <style:footer>
        <text:h text:style-name="MP30" text:outline-level="1"><draw:frame draw:style-name="Mfr1" draw:name="Cadre_Pied_Impair_Geometrie_1col" text:anchor-type="paragraph" svg:x="12.534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31" text:outline-level="1"><draw:frame draw:style-name="Mfr1" draw:name="Cadre_Pied_Pair_Geometrie_1col" text:anchor-type="paragraph" svg:x="1.178cm" svg:y="-0.012cm" draw:z-index="0"><draw:text-box fo:min-height="0.48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CLR_5f_d7e12c_5f_2col" style:display-name="SERIE_Numerique_CLR_d7e12c_2col" style:page-layout-name="Mpm10" draw:style-name="Mdp1">
      <style:header>
        <text:p text:style-name="MP32"><draw:path text:anchor-type="paragraph" draw:z-index="15" draw:name="Fond_Num_Serie_Im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16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7" draw:name="Ligne_Entete_Impair_Numerique_2col" draw:style-name="Mgr14" draw:text-style-name="MP3" svg:x1="16.023cm" svg:y1="0.36cm" svg:x2="20.496cm" svg:y2="0.36cm"><text:p/></draw:line><draw:line text:anchor-type="paragraph" draw:z-index="18" draw:name="Ligne_Verticale_Impair_Numerique_2col" draw:style-name="Mgr14" draw:text-style-name="MP3" svg:x1="9.477cm" svg:y1="2.007cm" svg:x2="9.477cm" svg:y2="27.044cm"><text:p/></draw:line><draw:g text:anchor-type="paragraph" draw:z-index="13" draw:name="Fond_Num_Page_Impair_Numerique_2col" draw:style-name="Mgr4"><draw:path draw:style-name="Mgr15" draw:text-style-name="MP3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2"><draw:path text:anchor-type="paragraph" draw:z-index="19" draw:name="Fond_Num_Serie_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20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2" draw:name="Ligne_Entete_Pair_Numerique_2col" draw:style-name="Mgr14" draw:text-style-name="MP3" svg:x1="16.023cm" svg:y1="0.36cm" svg:x2="20.496cm" svg:y2="0.36cm"><text:p/></draw:line><draw:line text:anchor-type="paragraph" draw:z-index="29" draw:name="Ligne_Verticale_Pair_Numerique_2col" draw:style-name="Mgr14" draw:text-style-name="MP3" svg:x1="9.477cm" svg:y1="2.007cm" svg:x2="9.477cm" svg:y2="27.044cm"><text:p/></draw:line><draw:g text:anchor-type="paragraph" draw:z-index="9" draw:name="Fond_Num_Page_Pair_Numerique_2col" draw:style-name="Mgr4"><draw:path draw:style-name="Mgr15" draw:text-style-name="MP3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5T18:53:10.295000000</meta:creation-date>
    <meta:initial-creator>M. KHARROUBI</meta:initial-creator>
    <meta:editing-duration>PT1H35M35S</meta:editing-duration>
    <meta:editing-cycles>15</meta:editing-cycles>
    <meta:generator>LibreOffice/7.4.3.2$Windows_X86_64 LibreOffice_project/1048a8393ae2eeec98dff31b5c133c5f1d08b890</meta:generator>
    <dc:date>2024-10-06T13:25:45.662000000</dc:date>
    <meta:print-date>2024-07-04T07:36:00.000187449</meta:print-date>
    <meta:printed-by>PDF files</meta:printed-by>
    <meta:document-statistic meta:table-count="2" meta:image-count="0" meta:object-count="0" meta:page-count="1" meta:paragraph-count="91" meta:word-count="395" meta:character-count="1750" meta:non-whitespace-character-count="1398"/>
    <meta:template xlink:type="simple" xlink:actuate="onRequest" xlink:title="Modele_Cahier" xlink:href="../../../../../../../../.config/libreoffice/4/user/template/Modele_Cahier.ott" meta:date="2024-07-03T08:01:36.643005617"/>
  </office:meta>
</office:document-meta>
</file>